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1f69dc" officeooo:paragraph-rsid="002f2209" style:font-size-asian="26pt" style:font-style-asian="normal" style:font-weight-asian="normal" style:font-size-complex="26pt" style:font-style-complex="normal" style:font-weight-complex="normal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443677" officeooo:paragraph-rsid="00443677" style:font-size-asian="26pt" style:font-style-asian="normal" style:font-weight-asian="normal" style:font-size-complex="26pt" style:font-style-complex="normal" style:font-weight-complex="normal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68cfab" officeooo:paragraph-rsid="0068cfab" style:font-size-asian="26pt" style:font-style-asian="normal" style:font-weight-asian="normal" style:font-size-complex="26pt" style:font-style-complex="normal" style:font-weight-complex="normal"/>
    </style:style>
    <style:style style:name="P15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63a3d" officeooo:paragraph-rsid="00363a3d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572a13" style:font-size-asian="9.60000038146973pt" style:font-weight-asian="normal" style:font-size-complex="11pt" style:font-weight-complex="normal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c8cc7" officeooo:paragraph-rsid="003c8cc7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9cff8" officeooo:paragraph-rsid="0049cff8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e0d13" officeooo:paragraph-rsid="004e0d13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b5808" officeooo:paragraph-rsid="005b5808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ba43c" officeooo:paragraph-rsid="005ba43c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d9093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642d5" officeooo:paragraph-rsid="006642d5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524a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e64c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fe2e5" officeooo:paragraph-rsid="006fe2e5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8cfab" officeooo:paragraph-rsid="0068cfab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68cfab" officeooo:paragraph-rsid="0068cfab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974e5" officeooo:paragraph-rsid="006974e5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cede0" officeooo:paragraph-rsid="006cede0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731c99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74638b" officeooo:paragraph-rsid="0074638b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c8cc7" officeooo:paragraph-rsid="003c8cc7" style:font-size-asian="9.60000038146973pt" style:font-style-asian="normal" style:font-weight-asian="bold" style:font-size-complex="11pt" style:font-style-complex="normal" style:font-weight-complex="bold"/>
    </style:style>
    <style:style style:name="P8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8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305c8" officeooo:paragraph-rsid="004305c8" style:font-size-asian="9.60000038146973pt" style:font-style-asian="normal" style:font-weight-asian="bold" style:font-size-complex="11pt" style:font-style-complex="normal" style:font-weight-complex="bold"/>
    </style:style>
    <style:style style:name="P8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9517f" officeooo:paragraph-rsid="0049517f" style:font-size-asian="9.60000038146973pt" style:font-style-asian="normal" style:font-weight-asian="bold" style:font-size-complex="11pt" style:font-style-complex="normal" style:font-weight-complex="bold"/>
    </style:style>
    <style:style style:name="P8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ae984" officeooo:paragraph-rsid="004ae984" style:font-size-asian="9.60000038146973pt" style:font-style-asian="normal" style:font-weight-asian="bold" style:font-size-complex="11pt" style:font-style-complex="normal" style:font-weight-complex="bold"/>
    </style:style>
    <style:style style:name="P8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bcb9f" officeooo:paragraph-rsid="004bcb9f" style:font-size-asian="9.60000038146973pt" style:font-style-asian="normal" style:font-weight-asian="bold" style:font-size-complex="11pt" style:font-style-complex="normal" style:font-weight-complex="bold"/>
    </style:style>
    <style:style style:name="P8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dc53a" officeooo:paragraph-rsid="004dc53a" style:font-size-asian="9.60000038146973pt" style:font-style-asian="normal" style:font-weight-asian="bold" style:font-size-complex="11pt" style:font-style-complex="normal" style:font-weight-complex="bold"/>
    </style:style>
    <style:style style:name="P8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5b5808" officeooo:paragraph-rsid="005b5808" style:font-size-asian="9.60000038146973pt" style:font-style-asian="normal" style:font-weight-asian="bold" style:font-size-complex="11pt" style:font-style-complex="normal" style:font-weight-complex="bold"/>
    </style:style>
    <style:style style:name="P8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5ba43c" officeooo:paragraph-rsid="005ba43c" style:font-size-asian="9.60000038146973pt" style:font-style-asian="normal" style:font-weight-asian="bold" style:font-size-complex="11pt" style:font-style-complex="normal" style:font-weight-complex="bold"/>
    </style:style>
    <style:style style:name="P9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2a2a3" officeooo:paragraph-rsid="0062a2a3" style:font-size-asian="9.60000038146973pt" style:font-style-asian="normal" style:font-weight-asian="bold" style:font-size-complex="11pt" style:font-style-complex="normal" style:font-weight-complex="bold"/>
    </style:style>
    <style:style style:name="P91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9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9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b524a" officeooo:paragraph-rsid="006b524a" style:font-size-asian="9.60000038146973pt" style:font-style-asian="normal" style:font-weight-asian="bold" style:font-size-complex="11pt" style:font-style-complex="normal" style:font-weight-complex="bold"/>
    </style:style>
    <style:style style:name="P9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743420" officeooo:paragraph-rsid="00743420" style:font-size-asian="9.60000038146973pt" style:font-style-asian="normal" style:font-weight-asian="bold" style:font-size-complex="11pt" style:font-style-complex="normal" style:font-weight-complex="bold"/>
    </style:style>
    <style:style style:name="P9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73fb1" officeooo:paragraph-rsid="00673fb1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974e5" officeooo:paragraph-rsid="006974e5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731c99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74638b" officeooo:paragraph-rsid="0074638b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74638b" officeooo:paragraph-rsid="0074638b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4e0d13" officeooo:paragraph-rsid="004e0d13" style:font-size-asian="9.60000038146973pt" style:font-style-asian="normal" style:font-weight-asian="bold" style:font-size-complex="11pt" style:font-style-complex="normal" style:font-weight-complex="bold"/>
    </style:style>
    <style:style style:name="P11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4e1a0f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11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type="double" style:text-underline-width="auto" style:text-underline-color="font-color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119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771f7b" officeooo:paragraph-rsid="00771f7b"/>
    </style:style>
    <style:style style:name="P120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121" style:family="paragraph" style:parent-style-name="List_20_Paragraph">
      <style:paragraph-properties fo:margin-left="0cm" fo:margin-right="0cm" fo:text-indent="0cm" style:auto-text-indent="false"/>
      <style:text-properties style:font-name="arial" officeooo:rsid="0075cb46" officeooo:paragraph-rsid="0075cb46"/>
    </style:style>
    <style:style style:name="P122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solid" style:text-underline-width="auto" style:text-underline-color="font-color" officeooo:rsid="00771f7b" officeooo:paragraph-rsid="00771f7b"/>
    </style:style>
    <style:style style:name="P123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124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12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6118c1" officeooo:paragraph-rsid="006118c1"/>
    </style:style>
    <style:style style:name="P12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62a2a3" officeooo:paragraph-rsid="0062a2a3"/>
    </style:style>
    <style:style style:name="P12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rsid="0062a2a3" officeooo:paragraph-rsid="0062a2a3" style:font-weight-asian="bold" style:font-weight-complex="bold"/>
    </style:style>
    <style:style style:name="P128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129" style:family="paragraph" style:parent-style-name="List_20_Paragraph">
      <style:paragraph-properties fo:margin-left="0cm" fo:margin-right="0cm" fo:text-indent="0cm" style:auto-text-indent="false" fo:break-before="page"/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130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485df3" officeooo:paragraph-rsid="00485df3" style:font-size-asian="9.60000038146973pt" style:font-style-asian="normal" style:font-weight-asian="normal" style:font-size-complex="11pt" style:font-style-complex="normal" style:font-weight-complex="normal"/>
    </style:style>
    <style:style style:name="P131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50dc9b" officeooo:paragraph-rsid="0050dc9b" style:font-size-asian="9.60000038146973pt" style:font-style-asian="normal" style:font-weight-asian="normal" style:font-size-complex="11pt" style:font-style-complex="normal" style:font-weight-complex="normal"/>
    </style:style>
    <style:style style:name="P132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53508c" officeooo:paragraph-rsid="0053508c" style:font-size-asian="9.60000038146973pt" style:font-style-asian="normal" style:font-weight-asian="normal" style:font-size-complex="11pt" style:font-style-complex="normal" style:font-weight-complex="normal"/>
    </style:style>
    <style:style style:name="P133" style:family="paragraph" style:parent-style-name="List_20_Paragraph" style:list-style-name="WWNum1">
      <style:text-properties style:font-name="arial" style:font-name-complex="Arial1"/>
    </style:style>
    <style:style style:name="P134" style:family="paragraph" style:parent-style-name="List_20_Paragraph" style:list-style-name="WWNum2">
      <style:text-properties style:font-name="arial" style:font-name-complex="Arial1"/>
    </style:style>
    <style:style style:name="P135" style:family="paragraph" style:parent-style-name="List_20_Paragraph" style:list-style-name="WWNum3">
      <style:text-properties style:font-name="arial" style:font-name-complex="Arial1"/>
    </style:style>
    <style:style style:name="P136" style:family="paragraph" style:parent-style-name="List_20_Paragraph" style:list-style-name="WWNum2">
      <style:text-properties style:font-name="arial"/>
    </style:style>
    <style:style style:name="P137" style:family="paragraph" style:parent-style-name="List_20_Paragraph" style:list-style-name="WWNum3">
      <style:text-properties style:font-name="arial"/>
    </style:style>
    <style:style style:name="P138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139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140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141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142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143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144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145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146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147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148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149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150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151" style:family="paragraph" style:parent-style-name="List_20_Paragraph" style:list-style-name="L8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152" style:family="paragraph" style:parent-style-name="List_20_Paragraph" style:list-style-name="L14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153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154" style:family="paragraph" style:parent-style-name="List_20_Paragraph" style:list-style-name="L10">
      <style:text-properties style:font-name="arial" fo:font-size="11pt" fo:font-style="normal" style:text-underline-style="none" fo:font-weight="normal" officeooo:rsid="0024041c" officeooo:paragraph-rsid="0024041c" style:font-size-asian="9.60000038146973pt" style:font-style-asian="normal" style:font-weight-asian="normal" style:font-size-complex="11pt" style:font-style-complex="normal" style:font-weight-complex="normal"/>
    </style:style>
    <style:style style:name="P155" style:family="paragraph" style:parent-style-name="List_20_Paragraph" style:list-style-name="L10"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156" style:family="paragraph" style:parent-style-name="List_20_Paragraph" style:list-style-name="L10">
      <style:paragraph-properties fo:break-before="page"/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157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158" style:family="paragraph" style:parent-style-name="List_20_Paragraph" style:list-style-name="L12"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159" style:family="paragraph" style:parent-style-name="List_20_Paragraph" style:list-style-name="L13">
      <style:text-properties style:font-name="arial" fo:font-size="11pt" fo:font-style="normal" style:text-underline-style="none" fo:font-weight="normal" officeooo:rsid="002d0fa9" officeooo:paragraph-rsid="002d0fa9" style:font-size-asian="9.60000038146973pt" style:font-style-asian="normal" style:font-weight-asian="normal" style:font-size-complex="11pt" style:font-style-complex="normal" style:font-weight-complex="normal"/>
    </style:style>
    <style:style style:name="P160" style:family="paragraph" style:parent-style-name="List_20_Paragraph" style:list-style-name="L13">
      <style:text-properties style:font-name="arial" fo:font-size="11pt" fo:font-style="normal" style:text-underline-style="none" fo:font-weight="normal" officeooo:rsid="002d69db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161" style:family="paragraph" style:parent-style-name="List_20_Paragraph" style:list-style-name="L14"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162" style:family="paragraph" style:parent-style-name="List_20_Paragraph" style:list-style-name="L14">
      <style:text-properties style:font-name="arial" fo:font-size="11pt" fo:font-style="normal" style:text-underline-style="none" fo:font-weight="normal" officeooo:rsid="002a774b" officeooo:paragraph-rsid="002a774b" style:font-size-asian="9.60000038146973pt" style:font-style-asian="normal" style:font-weight-asian="normal" style:font-size-complex="11pt" style:font-style-complex="normal" style:font-weight-complex="normal"/>
    </style:style>
    <style:style style:name="P163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a92e3" style:font-size-asian="9.60000038146973pt" style:font-style-asian="normal" style:font-weight-asian="normal" style:font-size-complex="11pt" style:font-style-complex="normal" style:font-weight-complex="normal"/>
    </style:style>
    <style:style style:name="P164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c4b99" style:font-size-asian="9.60000038146973pt" style:font-style-asian="normal" style:font-weight-asian="normal" style:font-size-complex="11pt" style:font-style-complex="normal" style:font-weight-complex="normal"/>
    </style:style>
    <style:style style:name="P165" style:family="paragraph" style:parent-style-name="List_20_Paragraph" style:list-style-name="L15">
      <style:text-properties style:font-name="arial" fo:font-size="11pt" fo:font-style="normal" style:text-underline-style="none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166" style:family="paragraph" style:parent-style-name="List_20_Paragraph" style:list-style-name="L15">
      <style:text-properties style:font-name="arial" fo:font-size="11pt" fo:font-style="normal" style:text-underline-style="none" fo:font-weight="normal" officeooo:rsid="002f2209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167" style:family="paragraph" style:parent-style-name="List_20_Paragraph" style:list-style-name="L15">
      <style:text-properties style:font-name="arial" fo:font-size="11pt" fo:font-style="normal" style:text-underline-style="none" fo:font-weight="normal" officeooo:rsid="0030f656" officeooo:paragraph-rsid="0030f656" style:font-size-asian="9.60000038146973pt" style:font-style-asian="normal" style:font-weight-asian="normal" style:font-size-complex="11pt" style:font-style-complex="normal" style:font-weight-complex="normal"/>
    </style:style>
    <style:style style:name="P168" style:family="paragraph" style:parent-style-name="List_20_Paragraph" style:list-style-name="L16"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169" style:family="paragraph" style:parent-style-name="List_20_Paragraph" style:list-style-name="L16">
      <style:text-properties style:font-name="arial" fo:font-size="11pt" fo:font-style="normal" style:text-underline-style="none" fo:font-weight="normal" officeooo:rsid="0034c55a" officeooo:paragraph-rsid="0034c55a" style:font-size-asian="9.60000038146973pt" style:font-style-asian="normal" style:font-weight-asian="normal" style:font-size-complex="11pt" style:font-style-complex="normal" style:font-weight-complex="normal"/>
    </style:style>
    <style:style style:name="P170" style:family="paragraph" style:parent-style-name="List_20_Paragraph" style:list-style-name="L16"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71" style:family="paragraph" style:parent-style-name="List_20_Paragraph" style:list-style-name="L16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72" style:family="paragraph" style:parent-style-name="List_20_Paragraph" style:list-style-name="L17"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173" style:family="paragraph" style:parent-style-name="List_20_Paragraph" style:list-style-name="L17">
      <style:text-properties style:font-name="arial" fo:font-size="11pt" fo:font-style="normal" style:text-underline-style="none" fo:font-weight="normal" officeooo:rsid="0037f66f" officeooo:paragraph-rsid="0037f66f" style:font-size-asian="9.60000038146973pt" style:font-style-asian="normal" style:font-weight-asian="normal" style:font-size-complex="11pt" style:font-style-complex="normal" style:font-weight-complex="normal"/>
    </style:style>
    <style:style style:name="P174" style:family="paragraph" style:parent-style-name="List_20_Paragraph" style:list-style-name="L17"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75" style:family="paragraph" style:parent-style-name="List_20_Paragraph" style:list-style-name="L17">
      <style:paragraph-properties fo:break-before="page"/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76" style:family="paragraph" style:parent-style-name="List_20_Paragraph" style:list-style-name="L17">
      <style:text-properties style:font-name="arial" fo:font-size="11pt" fo:font-style="normal" style:text-underline-style="none" fo:font-weight="normal" officeooo:rsid="003b1b48" officeooo:paragraph-rsid="003b1b48" style:font-size-asian="9.60000038146973pt" style:font-style-asian="normal" style:font-weight-asian="normal" style:font-size-complex="11pt" style:font-style-complex="normal" style:font-weight-complex="normal"/>
    </style:style>
    <style:style style:name="P177" style:family="paragraph" style:parent-style-name="List_20_Paragraph" style:list-style-name="L17">
      <style:text-properties style:font-name="arial" fo:font-size="11pt" fo:font-style="normal" style:text-underline-style="none" fo:font-weight="normal" officeooo:rsid="003b5cef" officeooo:paragraph-rsid="003b5cef" style:font-size-asian="9.60000038146973pt" style:font-style-asian="normal" style:font-weight-asian="normal" style:font-size-complex="11pt" style:font-style-complex="normal" style:font-weight-complex="normal"/>
    </style:style>
    <style:style style:name="P178" style:family="paragraph" style:parent-style-name="List_20_Paragraph" style:list-style-name="L17">
      <style:text-properties style:font-name="arial" fo:font-size="11pt" fo:font-style="normal" style:text-underline-style="none" fo:font-weight="normal" officeooo:rsid="003b605e" officeooo:paragraph-rsid="003b605e" style:font-size-asian="9.60000038146973pt" style:font-style-asian="normal" style:font-weight-asian="normal" style:font-size-complex="11pt" style:font-style-complex="normal" style:font-weight-complex="normal"/>
    </style:style>
    <style:style style:name="P179" style:family="paragraph" style:parent-style-name="List_20_Paragraph" style:list-style-name="L18"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180" style:family="paragraph" style:parent-style-name="List_20_Paragraph" style:list-style-name="L19"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81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82" style:family="paragraph" style:parent-style-name="List_20_Paragraph" style:list-style-name="L20"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83" style:family="paragraph" style:parent-style-name="List_20_Paragraph" style:list-style-name="L20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84" style:family="paragraph" style:parent-style-name="List_20_Paragraph" style:list-style-name="L21">
      <style:text-properties style:font-name="arial" fo:font-size="11pt" fo:font-style="normal" style:text-underline-style="none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185" style:family="paragraph" style:parent-style-name="List_20_Paragraph" style:list-style-name="L21"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186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87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88" style:family="paragraph" style:parent-style-name="List_20_Paragraph" style:list-style-name="L24">
      <style:text-properties style:font-name="arial" fo:font-size="11pt" fo:font-style="normal" style:text-underline-style="none" fo:font-weight="normal" officeooo:rsid="0049cff8" officeooo:paragraph-rsid="0049cff8" style:font-size-asian="9.60000038146973pt" style:font-style-asian="normal" style:font-weight-asian="normal" style:font-size-complex="11pt" style:font-style-complex="normal" style:font-weight-complex="normal"/>
    </style:style>
    <style:style style:name="P189" style:family="paragraph" style:parent-style-name="List_20_Paragraph" style:list-style-name="L24">
      <style:text-properties style:font-name="arial" fo:font-size="11pt" fo:font-style="normal" style:text-underline-style="none" fo:font-weight="normal" officeooo:rsid="004ae984" officeooo:paragraph-rsid="004ae984" style:font-size-asian="9.60000038146973pt" style:font-style-asian="normal" style:font-weight-asian="normal" style:font-size-complex="11pt" style:font-style-complex="normal" style:font-weight-complex="normal"/>
    </style:style>
    <style:style style:name="P190" style:family="paragraph" style:parent-style-name="List_20_Paragraph" style:list-style-name="L2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ae984" officeooo:paragraph-rsid="004ae984" style:font-size-asian="9.60000038146973pt" style:font-style-asian="normal" style:font-weight-asian="normal" style:font-size-complex="11pt" style:font-style-complex="normal" style:font-weight-complex="normal"/>
    </style:style>
    <style:style style:name="P191" style:family="paragraph" style:parent-style-name="List_20_Paragraph" style:list-style-name="L26">
      <style:text-properties style:font-name="arial" fo:font-size="11pt" fo:font-style="normal" style:text-underline-style="none" fo:font-weight="normal" officeooo:rsid="004e0d13" officeooo:paragraph-rsid="004e0d13" style:font-size-asian="9.60000038146973pt" style:font-style-asian="normal" style:font-weight-asian="normal" style:font-size-complex="11pt" style:font-style-complex="normal" style:font-weight-complex="normal"/>
    </style:style>
    <style:style style:name="P192" style:family="paragraph" style:parent-style-name="List_20_Paragraph" style:list-style-name="L27"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93" style:family="paragraph" style:parent-style-name="List_20_Paragraph" style:list-style-name="L28"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94" style:family="paragraph" style:parent-style-name="List_20_Paragraph" style:list-style-name="L30">
      <style:paragraph-properties fo:text-align="start" style:justify-single-word="false"/>
      <style:text-properties style:font-name="arial" fo:font-size="11pt" fo:font-style="normal" style:text-underline-style="none" fo:font-weight="normal" officeooo:rsid="005b5808" officeooo:paragraph-rsid="005b5808" style:font-size-asian="9.60000038146973pt" style:font-style-asian="normal" style:font-weight-asian="normal" style:font-size-complex="11pt" style:font-style-complex="normal" style:font-weight-complex="normal"/>
    </style:style>
    <style:style style:name="P195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ba43c" officeooo:paragraph-rsid="005ba43c" style:font-size-asian="9.60000038146973pt" style:font-style-asian="normal" style:font-weight-asian="normal" style:font-size-complex="11pt" style:font-style-complex="normal" style:font-weight-complex="normal"/>
    </style:style>
    <style:style style:name="P196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ba43c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197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d9093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198" style:family="paragraph" style:parent-style-name="List_20_Paragraph" style:list-style-name="L32">
      <style:paragraph-properties fo:text-align="start" style:justify-single-word="false"/>
      <style:text-properties style:font-name="arial" fo:font-size="11pt" fo:font-style="normal" style:text-underline-style="none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199" style:family="paragraph" style:parent-style-name="List_20_Paragraph" style:list-style-name="L32">
      <style:paragraph-properties fo:text-align="start" style:justify-single-word="false"/>
      <style:text-properties style:font-name="arial" fo:font-size="11pt" fo:font-style="normal" style:text-underline-style="none" fo:font-weight="normal" officeooo:rsid="0061e8f6" officeooo:paragraph-rsid="0061e8f6" style:font-size-asian="9.60000038146973pt" style:font-style-asian="normal" style:font-weight-asian="normal" style:font-size-complex="11pt" style:font-style-complex="normal" style:font-weight-complex="normal"/>
    </style:style>
    <style:style style:name="P200" style:family="paragraph" style:parent-style-name="List_20_Paragraph" style:list-style-name="L32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2a2a3" officeooo:paragraph-rsid="0061e8f6" style:font-size-asian="9.60000038146973pt" style:font-style-asian="normal" style:font-weight-asian="normal" style:font-size-complex="11pt" style:font-style-complex="normal" style:font-weight-complex="normal"/>
    </style:style>
    <style:style style:name="P201" style:family="paragraph" style:parent-style-name="List_20_Paragraph" style:list-style-name="L33">
      <style:paragraph-properties fo:text-align="start" style:justify-single-word="false"/>
      <style:text-properties style:font-name="arial" fo:font-size="11pt" fo:font-style="normal" style:text-underline-style="none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202" style:family="paragraph" style:parent-style-name="List_20_Paragraph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62c2c0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203" style:family="paragraph" style:parent-style-name="List_20_Paragraph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62c2c0" officeooo:paragraph-rsid="006642d5" style:font-size-asian="9.60000038146973pt" style:font-style-asian="normal" style:font-weight-asian="normal" style:font-size-complex="11pt" style:font-style-complex="normal" style:font-weight-complex="normal"/>
    </style:style>
    <style:style style:name="P204" style:family="paragraph" style:parent-style-name="List_20_Paragraph" style:list-style-name="L35">
      <style:paragraph-properties fo:text-align="start" style:justify-single-word="false"/>
      <style:text-properties style:font-name="arial" fo:font-size="11pt" fo:font-style="normal" style:text-underline-style="none" fo:font-weight="normal" officeooo:rsid="0068cfab" officeooo:paragraph-rsid="0068cfab" style:font-size-asian="9.60000038146973pt" style:font-style-asian="normal" style:font-weight-asian="normal" style:font-size-complex="11pt" style:font-style-complex="normal" style:font-weight-complex="normal"/>
    </style:style>
    <style:style style:name="P205" style:family="paragraph" style:parent-style-name="List_20_Paragraph" style:list-style-name="L36">
      <style:paragraph-properties fo:text-align="start" style:justify-single-word="false"/>
      <style:text-properties style:font-name="arial" fo:font-size="11pt" fo:font-style="normal" style:text-underline-style="none" fo:font-weight="normal" officeooo:rsid="006974e5" officeooo:paragraph-rsid="006974e5" style:font-size-asian="9.60000038146973pt" style:font-style-asian="normal" style:font-weight-asian="normal" style:font-size-complex="11pt" style:font-style-complex="normal" style:font-weight-complex="normal"/>
    </style:style>
    <style:style style:name="P206" style:family="paragraph" style:parent-style-name="List_20_Paragraph" style:list-style-name="L37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974e5" officeooo:paragraph-rsid="006974e5" style:font-size-asian="9.60000038146973pt" style:font-style-asian="normal" style:font-weight-asian="normal" style:font-size-complex="11pt" style:font-style-complex="normal" style:font-weight-complex="normal"/>
    </style:style>
    <style:style style:name="P207" style:family="paragraph" style:parent-style-name="List_20_Paragraph" style:list-style-name="L38">
      <style:paragraph-properties fo:text-align="start" style:justify-single-word="false"/>
      <style:text-properties style:font-name="arial" fo:font-size="11pt" fo:font-style="normal" style:text-underline-style="none" fo:font-weight="normal" officeooo:rsid="00731c99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208" style:family="paragraph" style:parent-style-name="List_20_Paragraph" style:list-style-name="L39">
      <style:paragraph-properties fo:text-align="start" style:justify-single-word="false"/>
      <style:text-properties style:font-name="arial" fo:font-size="11pt" fo:font-style="normal" style:text-underline-style="none" fo:font-weight="normal" officeooo:rsid="006b524a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209" style:family="paragraph" style:parent-style-name="List_20_Paragraph" style:list-style-name="L39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210" style:family="paragraph" style:parent-style-name="List_20_Paragraph" style:list-style-name="L40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211" style:family="paragraph" style:parent-style-name="List_20_Paragraph" style:list-style-name="L41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212" style:family="paragraph" style:parent-style-name="List_20_Paragraph" style:list-style-name="L41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213" style:family="paragraph" style:parent-style-name="List_20_Paragraph" style:list-style-name="L41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e64c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214" style:family="paragraph" style:parent-style-name="List_20_Paragraph" style:list-style-name="L42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215" style:family="paragraph" style:parent-style-name="List_20_Paragraph" style:list-style-name="L42">
      <style:paragraph-properties fo:text-align="start" style:justify-single-word="false"/>
      <style:text-properties style:font-name="arial" fo:font-size="11pt" fo:font-style="normal" style:text-underline-style="none" fo:font-weight="normal" officeooo:rsid="006cede0" officeooo:paragraph-rsid="006cede0" style:font-size-asian="9.60000038146973pt" style:font-style-asian="normal" style:font-weight-asian="normal" style:font-size-complex="11pt" style:font-style-complex="normal" style:font-weight-complex="normal"/>
    </style:style>
    <style:style style:name="P216" style:family="paragraph" style:parent-style-name="List_20_Paragraph" style:list-style-name="L43">
      <style:paragraph-properties fo:text-align="start" style:justify-single-word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217" style:family="paragraph" style:parent-style-name="List_20_Paragraph" style:list-style-name="L44">
      <style:paragraph-properties fo:text-align="start" style:justify-single-word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218" style:family="paragraph" style:parent-style-name="List_20_Paragraph" style:list-style-name="L45">
      <style:paragraph-properties fo:text-align="start" style:justify-single-word="false"/>
      <style:text-properties style:font-name="arial" fo:font-size="11pt" fo:font-style="normal" style:text-underline-style="none" fo:font-weight="normal" officeooo:rsid="006fe2e5" officeooo:paragraph-rsid="006fe2e5" style:font-size-asian="9.60000038146973pt" style:font-style-asian="normal" style:font-weight-asian="normal" style:font-size-complex="11pt" style:font-style-complex="normal" style:font-weight-complex="normal"/>
    </style:style>
    <style:style style:name="P219" style:family="paragraph" style:parent-style-name="List_20_Paragraph" style:list-style-name="L46">
      <style:paragraph-properties fo:text-align="start" style:justify-single-word="false"/>
      <style:text-properties style:font-name="arial" fo:font-size="11pt" fo:font-style="normal" style:text-underline-style="none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220" style:family="paragraph" style:parent-style-name="List_20_Paragraph" style:list-style-name="L47">
      <style:paragraph-properties fo:text-align="start" style:justify-single-word="false"/>
      <style:text-properties style:font-name="arial" fo:font-size="11pt" fo:font-style="normal" style:text-underline-style="none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221" style:family="paragraph" style:parent-style-name="List_20_Paragraph" style:list-style-name="L47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222" style:family="paragraph" style:parent-style-name="List_20_Paragraph" style:list-style-name="L48">
      <style:paragraph-properties fo:text-align="start" style:justify-single-word="false"/>
      <style:text-properties style:font-name="arial" fo:font-size="11pt" fo:font-style="normal" style:text-underline-style="none" fo:font-weight="normal" officeooo:rsid="0074638b" officeooo:paragraph-rsid="0074638b" style:font-size-asian="9.60000038146973pt" style:font-style-asian="normal" style:font-weight-asian="normal" style:font-size-complex="11pt" style:font-style-complex="normal" style:font-weight-complex="normal"/>
    </style:style>
    <style:style style:name="P223" style:family="paragraph" style:parent-style-name="List_20_Paragraph" style:list-style-name="L49">
      <style:paragraph-properties fo:text-align="start" style:justify-single-word="false"/>
      <style:text-properties style:font-name="arial" fo:font-size="11pt" fo:font-style="normal" style:text-underline-style="none" fo:font-weight="normal" officeooo:rsid="0074f1d3" officeooo:paragraph-rsid="0074f1d3" style:font-size-asian="9.60000038146973pt" style:font-style-asian="normal" style:font-weight-asian="normal" style:font-size-complex="11pt" style:font-style-complex="normal" style:font-weight-complex="normal"/>
    </style:style>
    <style:style style:name="P224" style:family="paragraph" style:parent-style-name="List_20_Paragraph" style:list-style-name="L49">
      <style:paragraph-properties fo:text-align="start" style:justify-single-word="false"/>
      <style:text-properties style:font-name="arial" fo:font-size="11pt" fo:font-style="normal" style:text-underline-style="none" fo:font-weight="normal" officeooo:rsid="0075cb46" officeooo:paragraph-rsid="0075cb46" style:font-size-asian="9.60000038146973pt" style:font-style-asian="normal" style:font-weight-asian="normal" style:font-size-complex="11pt" style:font-style-complex="normal" style:font-weight-complex="normal"/>
    </style:style>
    <style:style style:name="P225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226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227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228" style:family="paragraph" style:parent-style-name="List_20_Paragraph" style:list-style-name="L1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229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230" style:family="paragraph" style:parent-style-name="List_20_Paragraph" style:list-style-name="L25">
      <style:text-properties style:font-name="arial" fo:font-size="11pt" fo:font-style="normal" style:text-underline-style="none" fo:font-weight="bold" officeooo:rsid="004dc53a" officeooo:paragraph-rsid="004dc53a" style:font-size-asian="9.60000038146973pt" style:font-style-asian="normal" style:font-weight-asian="bold" style:font-size-complex="11pt" style:font-style-complex="normal" style:font-weight-complex="bold"/>
    </style:style>
    <style:style style:name="P231" style:family="paragraph" style:parent-style-name="List_20_Paragraph" style:list-style-name="L22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232" style:family="paragraph" style:parent-style-name="List_20_Paragraph" style:list-style-name="L33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233" style:family="paragraph" style:parent-style-name="List_20_Paragraph" style:list-style-name="L26">
      <style:text-properties style:font-name="arial" fo:font-size="11pt" fo:font-style="normal" style:text-underline-style="solid" style:text-underline-width="auto" style:text-underline-color="font-color" fo:font-weight="bold" officeooo:rsid="004e0d13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234" style:family="paragraph" style:parent-style-name="List_20_Paragraph" style:list-style-name="L28">
      <style:text-properties style:font-name="arial" fo:font-size="11pt" fo:font-style="normal" style:text-underline-style="solid" style:text-underline-width="auto" style:text-underline-color="font-color" fo:font-weight="bold" officeooo:rsid="004e1a0f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235" style:family="paragraph" style:parent-style-name="List_20_Paragraph" style:list-style-name="L29">
      <style:text-properties style:font-name="arial" fo:font-size="11pt" fo:font-style="normal" style:text-underline-style="solid" style:text-underline-width="auto" style:text-underline-color="font-color" fo:font-weight="bold" officeooo:rsid="0050dc9b" officeooo:paragraph-rsid="0050dc9b" style:font-size-asian="9.60000038146973pt" style:font-style-asian="normal" style:font-weight-asian="bold" style:font-size-complex="11pt" style:font-style-complex="normal" style:font-weight-complex="bold"/>
    </style:style>
    <style:style style:name="P236" style:family="paragraph" style:parent-style-name="List_20_Paragraph" style:list-style-name="L29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53508c" officeooo:paragraph-rsid="0053508c" style:font-size-asian="9.60000038146973pt" style:font-style-asian="normal" style:font-weight-asian="bold" style:font-size-complex="11pt" style:font-style-complex="normal" style:font-weight-complex="bold"/>
    </style:style>
    <style:style style:name="P237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238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239" style:family="paragraph" style:parent-style-name="List_20_Paragraph" style:list-style-name="L50">
      <style:text-properties style:font-name="arial" style:text-underline-style="none" officeooo:rsid="00771f7b" officeooo:paragraph-rsid="00771f7b"/>
    </style:style>
    <style:style style:name="P240" style:family="paragraph" style:parent-style-name="List_20_Paragraph" style:list-style-name="L50">
      <style:text-properties style:font-name="arial" style:text-underline-style="none" officeooo:rsid="007b3194" officeooo:paragraph-rsid="007b3194"/>
    </style:style>
    <style:style style:name="P241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242" style:family="paragraph" style:parent-style-name="List_20_Paragraph" style:list-style-name="L16"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43" style:family="paragraph" style:parent-style-name="List_20_Paragraph" style:list-style-name="L16">
      <style:text-properties style:font-name="arial" fo:font-size="14pt" fo:font-style="normal" style:text-underline-style="none" fo:font-weight="bold" officeooo:rsid="0034c55a" officeooo:paragraph-rsid="0034c55a" style:font-size-asian="12.25pt" style:font-style-asian="normal" style:font-weight-asian="bold" style:font-size-complex="14pt" style:font-style-complex="normal" style:font-weight-complex="bold"/>
    </style:style>
    <style:style style:name="P244" style:family="paragraph" style:parent-style-name="List_20_Paragraph" style:list-style-name="L16">
      <style:text-properties style:font-name="arial" fo:font-size="14pt" fo:font-style="normal" style:text-underline-style="none" fo:font-weight="bold" officeooo:rsid="00356265" officeooo:paragraph-rsid="00356265" style:font-size-asian="12.25pt" style:font-style-asian="normal" style:font-weight-asian="bold" style:font-size-complex="14pt" style:font-style-complex="normal" style:font-weight-complex="bold"/>
    </style:style>
    <style:style style:name="P245" style:family="paragraph" style:parent-style-name="List_20_Paragraph" style:list-style-name="L49">
      <style:text-properties style:font-name="arial" officeooo:rsid="0075cb46" officeooo:paragraph-rsid="0075cb46"/>
    </style:style>
    <style:style style:name="P246" style:family="paragraph" style:parent-style-name="List_20_Paragraph">
      <style:paragraph-properties fo:margin-left="0cm" fo:margin-right="0cm" fo:text-align="center" style:justify-single-word="false" fo:text-indent="0cm" style:auto-text-indent="false" fo:break-before="page"/>
      <style:text-properties style:font-name="arial" fo:font-size="22pt" fo:font-style="normal" style:text-underline-style="none" fo:font-weight="normal" officeooo:rsid="001f69dc" officeooo:paragraph-rsid="002f2209" style:font-size-asian="22pt" style:font-style-asian="normal" style:font-weight-asian="normal" style:font-size-complex="22pt" style:font-style-complex="normal" style:font-weight-complex="normal"/>
    </style:style>
    <style:style style:name="P247" style:family="paragraph" style:parent-style-name="List_20_Paragraph" style:list-style-name="L1">
      <style:text-properties officeooo:paragraph-rsid="0007ba21"/>
    </style:style>
    <style:style style:name="P248" style:family="paragraph" style:parent-style-name="List_20_Paragraph" style:list-style-name="L18">
      <style:paragraph-properties fo:margin-left="0cm" fo:margin-right="0cm" fo:text-indent="0cm" style:auto-text-indent="false"/>
      <style:text-properties officeooo:rsid="003d343b" officeooo:paragraph-rsid="003dbcab"/>
    </style:style>
    <style:style style:name="P249" style:family="paragraph" style:parent-style-name="List_20_Paragraph" style:list-style-name="L22">
      <style:text-properties style:text-position="0% 100%" style:font-name="arial" fo:font-size="11pt" fo:font-style="normal" style:text-underline-style="none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250" style:family="paragraph" style:parent-style-name="List_20_Paragraph" style:list-style-name="L23">
      <style:text-properties style:text-position="0% 100%" style:font-name="arial" fo:font-size="11pt" fo:font-style="normal" style:text-underline-style="none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251" style:family="paragraph" style:parent-style-name="List_20_Paragraph" style:list-style-name="L25">
      <style:text-properties style:text-position="0% 100%" style:font-name="arial" fo:font-size="11pt" fo:font-style="normal" style:text-underline-style="none" fo:font-weight="normal" officeooo:rsid="004dc53a" officeooo:paragraph-rsid="004dc53a" style:font-size-asian="9.60000038146973pt" style:font-style-asian="normal" style:font-weight-asian="normal" style:font-size-complex="11pt" style:font-style-complex="normal" style:font-weight-complex="normal"/>
    </style:style>
    <style:style style:name="P252" style:family="paragraph" style:parent-style-name="List_20_Paragraph" style:list-style-name="L25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4dc53a" officeooo:paragraph-rsid="004dc53a" style:font-size-asian="9.60000038146973pt" style:font-style-asian="normal" style:font-weight-asian="normal" style:font-size-complex="11pt" style:font-style-complex="normal" style:font-weight-complex="normal"/>
    </style:style>
    <style:style style:name="P253" style:family="paragraph" style:parent-style-name="List_20_Paragraph" style:list-style-name="L29">
      <style:text-properties style:text-position="0% 100%" style:font-name="arial" fo:font-size="11pt" fo:font-style="normal" style:text-underline-style="none" fo:font-weight="normal" officeooo:rsid="0050dc9b" officeooo:paragraph-rsid="0050dc9b" style:font-size-asian="9.60000038146973pt" style:font-style-asian="normal" style:font-weight-asian="normal" style:font-size-complex="11pt" style:font-style-complex="normal" style:font-weight-complex="normal"/>
    </style:style>
    <style:style style:name="P254" style:family="paragraph" style:parent-style-name="List_20_Paragraph" style:list-style-name="L29">
      <style:text-properties style:text-position="0% 100%" style:font-name="arial" fo:font-size="11pt" fo:font-style="normal" style:text-underline-style="none" fo:font-weight="normal" officeooo:rsid="0053508c" officeooo:paragraph-rsid="0053508c" style:font-size-asian="9.60000038146973pt" style:font-style-asian="normal" style:font-weight-asian="normal" style:font-size-complex="11pt" style:font-style-complex="normal" style:font-weight-complex="normal"/>
    </style:style>
    <style:style style:name="P255" style:family="paragraph" style:parent-style-name="List_20_Paragraph" style:list-style-name="L28">
      <style:paragraph-properties fo:margin-left="0cm" fo:margin-right="0cm" fo:text-indent="0cm" style:auto-text-indent="false" fo:break-before="page"/>
      <style:text-properties style:text-position="0% 100%" style:font-name="arial" fo:font-size="11pt" fo:font-style="normal" style:text-underline-style="none" fo:font-weight="bold" officeooo:rsid="0050dc9b" officeooo:paragraph-rsid="0050dc9b" style:font-size-asian="9.60000038146973pt" style:font-style-asian="normal" style:font-weight-asian="bold" style:font-size-complex="11pt" style:font-style-complex="normal" style:font-weight-complex="bold"/>
    </style:style>
    <style:style style:name="P256" style:family="paragraph" style:parent-style-name="List_20_Paragraph" style:list-style-name="L23">
      <style:paragraph-properties fo:margin-left="0cm" fo:margin-right="0cm" fo:text-indent="0cm" style:auto-text-indent="false"/>
      <style:text-properties officeooo:paragraph-rsid="00485df3"/>
    </style:style>
    <style:style style:name="P257" style:family="paragraph" style:parent-style-name="List_20_Paragraph" style:list-style-name="L24">
      <style:text-properties officeooo:rsid="004ae984" officeooo:paragraph-rsid="004ae984"/>
    </style:style>
    <style:style style:name="P258" style:family="paragraph" style:parent-style-name="List_20_Paragraph" style:list-style-name="L31">
      <style:paragraph-properties fo:text-align="start" style:justify-single-word="false"/>
      <style:text-properties officeooo:paragraph-rsid="005d9093"/>
    </style:style>
    <style:style style:name="P259" style:family="paragraph" style:parent-style-name="List_20_Paragraph" style:list-style-name="L32">
      <style:paragraph-properties fo:text-align="start" style:justify-single-word="false"/>
      <style:text-properties style:text-underline-style="none" officeooo:rsid="0061e8f6" officeooo:paragraph-rsid="0061e8f6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-complex="Arial1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fo:font-weight="normal" officeooo:rsid="004dc53a" style:font-weight-asian="normal" style:font-weight-complex="normal"/>
    </style:style>
    <style:style style:name="T7" style:family="text">
      <style:text-properties style:text-position="sub 58%" style:text-underline-style="none" fo:font-weight="normal" style:font-weight-asian="normal" style:font-weight-complex="normal"/>
    </style:style>
    <style:style style:name="T8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fo:font-size="12pt" style:font-size-asian="12pt" style:font-name-complex="Arial1" style:font-size-complex="12pt"/>
    </style:style>
    <style:style style:name="T10" style:family="text">
      <style:text-properties style:font-name-complex="Arial1"/>
    </style:style>
    <style:style style:name="T11" style:family="text">
      <style:text-properties officeooo:rsid="0003a0e4" style:font-name-complex="Arial1"/>
    </style:style>
    <style:style style:name="T12" style:family="text">
      <style:text-properties officeooo:rsid="0005d5fc" style:font-name-complex="Arial1"/>
    </style:style>
    <style:style style:name="T13" style:family="text">
      <style:text-properties officeooo:rsid="0007ba2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1e873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4e1a0f" style:font-weight-asian="normal" style:font-weight-complex="normal"/>
    </style:style>
    <style:style style:name="T18" style:family="text">
      <style:text-properties style:text-underline-style="none" officeooo:rsid="001f20eb"/>
    </style:style>
    <style:style style:name="T19" style:family="text">
      <style:text-properties style:text-underline-style="none" officeooo:rsid="001f69dc"/>
    </style:style>
    <style:style style:name="T20" style:family="text">
      <style:text-properties style:text-underline-style="none" officeooo:rsid="00273bfe"/>
    </style:style>
    <style:style style:name="T21" style:family="text">
      <style:text-properties officeooo:rsid="000b1b79"/>
    </style:style>
    <style:style style:name="T22" style:family="text">
      <style:text-properties officeooo:rsid="000cd37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a774b" style:font-weight-asian="normal" style:font-weight-complex="normal"/>
    </style:style>
    <style:style style:name="T25" style:family="text">
      <style:text-properties fo:font-weight="normal" officeooo:rsid="002c4b99" style:font-weight-asian="normal" style:font-weight-complex="normal"/>
    </style:style>
    <style:style style:name="T26" style:family="text">
      <style:text-properties fo:font-weight="normal" officeooo:rsid="002c8cb3" style:font-weight-asian="normal" style:font-weight-complex="normal"/>
    </style:style>
    <style:style style:name="T27" style:family="text">
      <style:text-properties officeooo:rsid="00114725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cede0" style:font-style-asian="italic" style:font-style-complex="italic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6" style:family="text">
      <style:text-properties fo:font-size="11pt" fo:font-weight="normal" officeooo:rsid="0034c55a" style:font-size-asian="9.60000038146973pt" style:font-weight-asian="normal" style:font-size-complex="11pt" style:font-weight-complex="normal"/>
    </style:style>
    <style:style style:name="T37" style:family="text">
      <style:text-properties fo:font-size="11pt" fo:font-weight="normal" officeooo:rsid="00356265" style:font-size-asian="9.60000038146973pt" style:font-weight-asian="normal" style:font-size-complex="11pt" style:font-weight-complex="normal"/>
    </style:style>
    <style:style style:name="T38" style:family="text">
      <style:text-properties fo:font-size="11pt" fo:font-weight="normal" officeooo:rsid="0035a74b" style:font-size-asian="9.60000038146973pt" style:font-weight-asian="normal" style:font-size-complex="11pt" style:font-weight-complex="normal"/>
    </style:style>
    <style:style style:name="T39" style:family="text">
      <style:text-properties fo:font-size="11pt" fo:font-weight="normal" officeooo:rsid="0035e1ee" style:font-size-asian="9.60000038146973pt" style:font-weight-asian="normal" style:font-size-complex="11pt" style:font-weight-complex="normal"/>
    </style:style>
    <style:style style:name="T4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41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" fo:font-size="11pt" fo:font-style="normal" style:text-underline-style="none" fo:font-weight="normal" officeooo:rsid="003dbca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style:text-underline-style="none" fo:font-weight="normal" officeooo:rsid="0058e8b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style:text-underline-style="none" fo:font-weight="normal" officeooo:rsid="005ba43c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style:text-underline-style="none" fo:font-weight="normal" officeooo:rsid="005d9093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normal" style:text-underline-style="none" fo:font-weight="normal" officeooo:rsid="0062c2c0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arial" fo:font-size="11pt" fo:font-style="normal" fo:font-weight="normal" officeooo:rsid="005d9093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arial" fo:font-size="11pt" fo:font-style="normal" fo:font-weight="normal" officeooo:rsid="0062a2a3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arial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53" style:family="text">
      <style:text-properties style:font-name="arial" fo:font-size="11pt" fo:font-style="italic" style:text-underline-style="none" fo:font-weight="normal" officeooo:rsid="005ba43c" style:font-size-asian="9.60000038146973pt" style:font-style-asian="italic" style:font-weight-asian="normal" style:font-size-complex="11pt" style:font-style-complex="italic" style:font-weight-complex="normal"/>
    </style:style>
    <style:style style:name="T54" style:family="text">
      <style:text-properties style:font-name="arial" style:text-underline-style="none" officeooo:rsid="000a168b"/>
    </style:style>
    <style:style style:name="T55" style:family="text">
      <style:text-properties style:font-name="arial" style:text-underline-style="none" officeooo:rsid="0007ba21"/>
    </style:style>
    <style:style style:name="T56" style:family="text">
      <style:text-properties style:font-name="arial" style:text-underline-style="none" officeooo:rsid="000984fb"/>
    </style:style>
    <style:style style:name="T57" style:family="text">
      <style:text-properties officeooo:rsid="001f20eb"/>
    </style:style>
    <style:style style:name="T58" style:family="text">
      <style:text-properties officeooo:rsid="002d69db"/>
    </style:style>
    <style:style style:name="T59" style:family="text">
      <style:text-properties officeooo:rsid="002f2209"/>
    </style:style>
    <style:style style:name="T60" style:family="text">
      <style:text-properties officeooo:rsid="0037f66f"/>
    </style:style>
    <style:style style:name="T61" style:family="text">
      <style:text-properties style:text-position="0% 100%"/>
    </style:style>
    <style:style style:name="T62" style:family="text">
      <style:text-properties style:text-position="0% 100%" style:text-underline-style="none"/>
    </style:style>
    <style:style style:name="T63" style:family="text">
      <style:text-properties style:text-position="0% 100%" style:text-underline-style="none" fo:font-weight="normal" style:font-weight-asian="normal" style:font-weight-complex="normal"/>
    </style:style>
    <style:style style:name="T64" style:family="text">
      <style:text-properties style:text-position="0% 100%" style:text-underline-style="none" fo:font-weight="normal" officeooo:rsid="00527cb0" style:font-weight-asian="normal" style:font-weight-complex="normal"/>
    </style:style>
    <style:style style:name="T65" style:family="text"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85df3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text-position="0% 100%" style:font-name="arial" fo:font-size="11pt" fo:font-style="normal" style:text-underline-style="none" fo:font-weight="normal" officeooo:rsid="00485df3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text-position="0% 100%" fo:font-weight="normal" style:font-weight-asian="normal" style:font-weight-complex="normal"/>
    </style:style>
    <style:style style:name="T68" style:family="text">
      <style:text-properties style:text-position="0% 100%" fo:font-weight="normal" officeooo:rsid="004dc53a" style:font-weight-asian="normal" style:font-weight-complex="normal"/>
    </style:style>
    <style:style style:name="T69" style:family="text">
      <style:text-properties style:text-position="0% 100%" fo:font-weight="normal" officeooo:rsid="00527cb0" style:font-weight-asian="normal" style:font-weight-complex="normal"/>
    </style:style>
    <style:style style:name="T70" style:family="text">
      <style:text-properties officeooo:rsid="003b1b48"/>
    </style:style>
    <style:style style:name="T71" style:family="text">
      <style:text-properties officeooo:rsid="003c8cc7"/>
    </style:style>
    <style:style style:name="T72" style:family="text">
      <style:text-properties officeooo:rsid="003fae25"/>
    </style:style>
    <style:style style:name="T73" style:family="text">
      <style:text-properties officeooo:rsid="004305c8"/>
    </style:style>
    <style:style style:name="T74" style:family="text">
      <style:text-properties officeooo:rsid="00451c64"/>
    </style:style>
    <style:style style:name="T75" style:family="text">
      <style:text-properties officeooo:rsid="00576c3e"/>
    </style:style>
    <style:style style:name="T76" style:family="text">
      <style:text-properties officeooo:rsid="0057b5cf"/>
    </style:style>
    <style:style style:name="T77" style:family="text">
      <style:text-properties officeooo:rsid="005866ef"/>
    </style:style>
    <style:style style:name="T78" style:family="text">
      <style:text-properties officeooo:rsid="00598228"/>
    </style:style>
    <style:style style:name="T79" style:family="text">
      <style:text-properties officeooo:rsid="006642d5"/>
    </style:style>
    <style:style style:name="T80" style:family="text">
      <style:text-properties officeooo:rsid="006cede0"/>
    </style:style>
    <style:style style:name="T81" style:family="text">
      <style:text-properties officeooo:rsid="006cf18d"/>
    </style:style>
    <style:style style:name="T82" style:family="text">
      <style:text-properties style:font-size-asian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5">1.- La placa base</text:p>
      <text:p text:style-name="P9">Elemento que se encarga de interconectado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384541428" text:style-name="WWNum1">
        <text:list-item>
          <text:p text:style-name="P133">Zócalo (shocket) del microprocesador: Conector para este.</text:p>
        </text:list-item>
        <text:list-item>
          <text:p text:style-name="P133">Ranuras (slots) de memoria: Conector para memoria principal.</text:p>
        </text:list-item>
        <text:list-item>
          <text:p text:style-name="P133">Ranuras (slots) de expansión: Conector para tarjetas de expansión.</text:p>
        </text:list-item>
        <text:list-item>
          <text:p text:style-name="P133">Chipset: Controla funciones del ordenador.</text:p>
        </text:list-item>
        <text:list-item>
          <text:p text:style-name="P133">BIOS: Conjunto de programas almacenados en una memoria EEPROM empleados durante el proceso de arranque.</text:p>
        </text:list-item>
        <text:list-item>
          <text:p text:style-name="P133">Conectores externos: Para comunicar la CPU con dispositivos externos.</text:p>
        </text:list-item>
        <text:list-item>
          <text:p text:style-name="P133">Conectores internos: Para comunicar la CPU con dispositivos internos.</text:p>
        </text:list-item>
        <text:list-item>
          <text:p text:style-name="P133">Conectores eléctricos: Empleados para suministrar electricidad.</text:p>
        </text:list-item>
        <text:list-item>
          <text:p text:style-name="P133">Batería: Mantiene la información inicial del sistema cuando este se apaga.</text:p>
        </text:list-item>
      </text:list>
      <text:p text:style-name="P15">2.- Factor de forma de la placa base</text:p>
      <text:p text:style-name="P9">Se refiere a las características de esta: Forma, tamaño, disposición de componentes y al tipo de alimentación de esta.</text:p>
      <text:p text:style-name="P8"><text:span text:style-name="T8">Placas AT</text:span><text:span text:style-name="T9"> </text:span><text:span text:style-name="T10">(Advanced technology)</text:span></text:p>
      <text:p text:style-name="P9">Primer intento exitoso de estandarización por parte de Intel en 1984 con el 386 y 486</text:p>
      <text:list xml:id="list471896454" text:style-name="WWNum2">
        <text:list-item>
          <text:p text:style-name="P136"><text:span text:style-name="T10">Gran tamaño: 305 x 350</text:span><text:span text:style-name="T4">mm</text:span></text:p>
        </text:list-item>
        <text:list-item>
          <text:p text:style-name="P134">Conector alimentación: En dos partes, colocación correcta o la placa peta.</text:p>
        </text:list-item>
        <text:list-item>
          <text:p text:style-name="P134">Conector alimentación a placa: Nada intuitivo, posibilidad de error al conectar.</text:p>
        </text:list-item>
        <text:list-item>
          <text:p text:style-name="P134">Botón encendido: Pulsador mecánico conectado a la fuente de alimentación.</text:p>
        </text:list-item>
        <text:list-item>
          <text:p text:style-name="P134">Conectores serie y paralelo: Incluidos en la placa.</text:p>
        </text:list-item>
        <text:list-item>
          <text:p text:style-name="P134">Conector DIN 5 pines para teclado: Único conector para periféricos integrado.</text:p>
        </text:list-item>
      </text:list>
      <text:p text:style-name="P6">Placas Baby AT </text:p>
      <text:list xml:id="list2498096593" text:style-name="WWNum3">
        <text:list-item>
          <text:p text:style-name="P137"><text:span text:style-name="T10">Menor tamaño que AT: 220 x 330</text:span><text:span text:style-name="T4">mm</text:span></text:p>
        </text:list-item>
        <text:list-item>
          <text:p text:style-name="P135">Incluye conectores puertos serie y paralelo.</text:p>
        </text:list-item>
        <text:list-item>
          <text:p text:style-name="P135">Dificultar de trabajo al actualizar hardware.</text:p>
        </text:list-item>
        <text:list-item>
          <text:p text:style-name="P135">Por la proximidad de componentes y aumento de potencia genera más calor.</text:p>
        </text:list-item>
      </text:list>
      <text:p text:style-name="P9"/>
      <text:p text:style-name="P10"><text:span text:style-name="T8">Placas ATX</text:span><text:span text:style-name="T9"> </text:span><text:span text:style-name="T10">(Advanced Technology eXtended)</text:span></text:p>
      <text:p text:style-name="P24"><text:span text:style-name="T10">Aparecen en 1995, tiene un tamaño de 305 x 244</text:span><text:span text:style-name="T4">mm</text:span><text:span text:style-name="T10"> y poseen una mejor distribución de los componentes. Esto permite un mejor acceso y mejora la refrigeración de estos. Elementos que la componen:</text:span></text:p>
      <text:list xml:id="list3466276721" text:style-name="WWNum4">
        <text:list-item>
          <text:p text:style-name="P138"><text:span text:style-name="T10">Conector eléctrico: Mas seguro, de una sola pieza tanto el conector de la fuente como el de la placa base, esto hace que no se pu</text:span><text:span text:style-name="T11">e</text:span><text:span text:style-name="T10">d</text:span><text:span text:style-name="T11">a</text:span><text:span text:style-name="T10"> conectar </text:span><text:span text:style-name="T11">de manera errónea.</text:span></text:p>
        </text:list-item>
        <text:list-item>
          <text:p text:style-name="P139"><text:span text:style-name="T10">Encendido por placa base: </text:span><text:span text:style-name="T12">Facilita el apagar o encender a través del sistema operativo o de la BIOS.</text:span></text:p>
        </text:list-item>
        <text:list-item>
          <text:p text:style-name="P140"><text:s/><text:span text:style-name="T13">Mejor ventilación: procesador aprovecha aspiración de la fuente para mejorar la refrigeración.</text:span></text:p>
        </text:list-item>
        <text:list-item>
          <text:p text:style-name="P141">Conectores externos en la parte trasera: diferenciados por colores</text:p>
        </text:list-item>
        <text:list-item>
          <text:p text:style-name="P141">Conectores internos recolocados: menor longitud de cables.</text:p>
        </text:list-item>
      </text:list>
      <text:p text:style-name="P5"/>
      <text:p text:style-name="P7">Otros formatos de placa base<text:span text:style-name="T14">:</text:span></text:p>
      <text:list xml:id="list4151409654" text:style-name="L1">
        <text:list-item>
          <text:p text:style-name="P237">Mini ATX y micro ATX: versiones reducidas de ATX misma disposición de elementos y anclajes al chasis.</text:p>
        </text:list-item>
        <text:list-item>
          <text:p text:style-name="P247"><text:span text:style-name="T55">LPX (Low Profile eXtended): </text:span><text:span text:style-name="T56">Las ranuras de expansión no se encuentran en la placa sino en un conector especial colocado en horizontal llamado “riser card”. Las tarjetas de expansión van conectadas a este. Se sitúan en paralelo a la placa. Poca capacidad de expansión y baja refrigeración. </text:span><text:span text:style-name="T54">Intenta facilitar la actualización de las placas base. Da soporte para AGP y USB</text:span></text:p>
        </text:list-item>
        <text:list-item>
          <text:p text:style-name="P238">BTX (Balanced Technolog<text:span text:style-name="T21">y</text:span> eXtended): Intenta resolver problemas de refrigeración de CPU con una distribución diferente de los componentes.</text:p>
        </text:list-item>
        <text:list-item>
          <text:p text:style-name="P238">WTX <text:span text:style-name="T21">(Workstation Technology eXtended): </text:span><text:span text:style-name="T22">Diseñado para albergar varios procesadores y discos. Usado para servidores. Se accede mediante puertas abatibles y cajones extraíbles para los componentes internos.</text:span></text:p>
        </text:list-item>
      </text:list>
      <text:p text:style-name="P118"/>
      <text:p text:style-name="P16">3.- Zócalos para el microprocesador</text:p>
      <text:p text:style-name="P27"/>
      <text:p text:style-name="P28">Permite instalar y desinstalar el microprocesador fácilmente. Cada placa ha de tener un zócalo apto para el microprocesador que ha sido diseñada. Tipos…</text:p>
      <text:list xml:id="list205156726" text:style-name="L2">
        <text:list-item>
          <text:p text:style-name="P142">PGA (Pin Grid Array): El más antiguo, de gran tamaño, con orificios para introducir las patillas del procesador.</text:p>
        </text:list-item>
        <text:list-item>
          <text:p text:style-name="P142">ZIF (Zero Insertion Force): Mediante una palanca el procesador se inserta y se retira sin hacer fuerza. Formato similar al PGA pero de fácil uso.</text:p>
        </text:list-item>
        <text:list-item>
          <text:p text:style-name="P143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143">Slot A / 1 / 2: Intentaron remplazar a los zócalos. Se insertaban a modo de tarjeta grafica ayudado por guiás de plástico insertadas en la placa.</text:p>
          <text:p text:style-name="P241">4.- Memoria principal</text:p>
        </text:list-item>
      </text:list>
      <text:p text:style-name="P29"/>
      <text:p text:style-name="P30">Antiguamente iba soldada a la placa base, hoy en día se usan módulos DIMM que se insertan en la placa base mediante zócalos para RAM.</text:p>
      <text:p text:style-name="P30">Cada modulo DIMM tiene una cantidad de pines y velocidad FSB (Frontal System Bus) dependiendo de su tipo (DDR, DDR2, DDR3…) </text:p>
      <text:p text:style-name="P25">Se puede insertar los módulos exactamente iguales por parejas y en ranuras concretas para aprovechar la capacidad de doble canal de memoria (dual channel). Existe la posibilidad de triple y cuádruple canal, pero no son frecuentes.</text:p>
      <text:p text:style-name="P25"/>
      <text:p text:style-name="P17">5.- El Chipset</text:p>
      <text:p text:style-name="P25"/>
      <text:p text:style-name="P25">Conjunto de chips que controla algunas funciones del ordenador. <text:span text:style-name="T27">Están soldados a la placa base y manejan los buses. Levan disipador. Dos tipos:</text:span></text:p>
      <text:p text:style-name="P25"/>
      <text:p text:style-name="P35">Puente norte<text:span text:style-name="T14"> (Northbridge): Controla el funcionamiento y la frecuencia del bus del procesador, la memoria y los puertos de alta velocidad. </text:span><text:span text:style-name="T15">Características.</text:span></text:p>
      <text:list xml:id="list3172776082" text:style-name="L3">
        <text:list-item>
          <text:p text:style-name="P144">Tipo, velocidad y números de procesadores soportados por la placa.</text:p>
        </text:list-item>
        <text:list-item>
          <text:p text:style-name="P144">Velocidad de bus frontal.</text:p>
        </text:list-item>
        <text:list-item>
          <text:p text:style-name="P144">Controlador de memoria.</text:p>
        </text:list-item>
        <text:list-item>
          <text:p text:style-name="P144">Tipo y cantidad de máxima RAM soportada.</text:p>
        </text:list-item>
        <text:list-item>
          <text:p text:style-name="P144">Controladora grafica integrada (solo algunos)</text:p>
        </text:list-item>
      </text:list>
      <text:p text:style-name="P26"/>
      <text:p text:style-name="P34">Puente sur<text:span text:style-name="T14"> (Southbridge): Controla los buses de entrada y salida de datos para periféricos (E/S). Determina el tipo de soporte IDE, el bus PCI y los puertos serie y paralelo. Características:</text:span></text:p>
      <text:list xml:id="list2981317059" text:style-name="L4">
        <text:list-item>
          <text:p text:style-name="P145">Soporte para buses de expansión.</text:p>
        </text:list-item>
        <text:list-item>
          <text:p text:style-name="P145">Controladoras de dispositivos IDE, SATA, disquetera, red de Ethernet y sonido.</text:p>
        </text:list-item>
        <text:list-item>
          <text:p text:style-name="P145">Control de puertos para periféricos USB o FireWire.</text:p>
        </text:list-item>
      </text:list>
      <text:p text:style-name="P31"/>
      <text:p text:style-name="P18">6.- Ranuras de expansión</text:p>
      <text:p text:style-name="P32"/>
      <text:p text:style-name="P32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619804717" text:style-name="L5">
        <text:list-item>
          <text:p text:style-name="P146">Bus de direcciones: Indica lugares de la memoria de escritura/lectura.</text:p>
        </text:list-item>
        <text:list-item>
          <text:p text:style-name="P146">Bus de datos: Realiza transmisión de datos.</text:p>
        </text:list-item>
        <text:list-item>
          <text:p text:style-name="P146">Bus de control: Dirige la circulación de datos.</text:p>
        </text:list-item>
      </text:list>
      <text:p text:style-name="P32"/>
      <text:p text:style-name="P33">Con el tiempo se han ido desarrollado diferentes tipos de ranuras. Ejemplos:</text:p>
      <text:p text:style-name="P33"/>
      <text:p text:style-name="P36"><text:span text:style-name="T23">PCI</text:span><text:span text:style-name="T16"> (Peripheral Component Interconnect): Aparece a principio de los 90, en ellas se conectaban tarjetas de video y sonido. Permiten tecnología </text:span><text:span text:style-name="T28">Plug and Play</text:span><text:span text:style-name="T31">.</text:span></text:p>
      <text:list xml:id="list1646405660" text:style-name="L6">
        <text:list-item>
          <text:p text:style-name="P147">Las placas poseen de 2 a 3 ranuras PCI</text:p>
        </text:list-item>
        <text:list-item>
          <text:p text:style-name="P147">Empezó con 32 bits de ancho de ranura y pasó a 64 bits</text:p>
        </text:list-item>
        <text:list-item>
          <text:p text:style-name="P147">Usaban 5V al principio y pasaron a 3.3V posteriormente.</text:p>
        </text:list-item>
        <text:list-item>
          <text:p text:style-name="P147">Distintas según numero de bits y voltaje necesario.</text:p>
        </text:list-item>
      </text:list>
      <text:p text:style-name="P37"><text:soft-page-break/><text:span text:style-name="T34">AGP</text:span><text:span text:style-name="T31">: (Accelerated Graphics Port): </text:span><text:span text:style-name="T32">Desarrollado por intel, usado solo para tarjetas graficas. Transmite datos en serie. Una por placa base. Versiones de de la 1X a la 8X, todas ellas de 32 bits.</text:span></text:p>
      <text:p text:style-name="P39"/>
      <text:p text:style-name="P38"><text:span text:style-name="T34">PCI Express</text:span><text:span text:style-name="T31">: Desarrollada por intel, transmite datos en serie. Enviá pocos bits pero a mucha velocidad. Permiten conexión en caliente.</text:span></text:p>
      <text:p text:style-name="P38"><text:span text:style-name="T31">Un carril (lan) es un enlace punto a punto bidireccional. Pueden ser 1X, 4X, 8X, 16X… </text:span><text:span text:style-name="T33">Con la versión 1.0 se alcanzaban velocidades de transferencia de 2,5 GT/s con cada nueva versión, esa tasa de GT/s (Gigatransfers) duplica a la versión anterior.</text:span></text:p>
      <text:p text:style-name="P40"/>
      <text:p text:style-name="P95"/>
      <text:p text:style-name="P120">Parte II - El procesador y la memoria <text:span text:style-name="T71">RAM</text:span></text:p>
      <text:p text:style-name="P120"/>
      <text:p text:style-name="P19">1.- El procesador</text:p>
      <text:p text:style-name="P41">Componente principal, controla al resto de componentes. Realiza operaciones matemáticas lógicas, decodifica y ejecuta instrucciones de programas.</text:p>
      <text:p text:style-name="P42">Es un circuito integrado formado por millones de elementos electrónicos.</text:p>
      <text:p text:style-name="P42"/>
      <text:p text:style-name="P23"><text:span text:style-name="T35">Elementos de un procesador</text:span><text:span text:style-name="T40">: Esta basado en la arquitectura de Von Newmann.</text:span></text:p>
      <text:list xml:id="list2238294996" text:style-name="L7">
        <text:list-item>
          <text:p text:style-name="P148">Unidad de punto flotante (FPU): Coprocesador matemático.</text:p>
        </text:list-item>
        <text:list-item>
          <text:p text:style-name="P149">Memoria caché del procesador (L1, L2): De tamaño reducido más rápida.</text:p>
        </text:list-item>
        <text:list-item>
          <text:p text:style-name="P149">Bus frontal (FSB): Conecta CPU con placa base, interfaz entre L2 y placa base. Tiene un ancho de 64 bits.</text:p>
        </text:list-item>
        <text:list-item>
          <text:p text:style-name="P149">Bus posterior (BSB): Interfaz entre L1 y L2. Tiene ancho de 256 bits.</text:p>
        </text:list-item>
      </text:list>
      <text:p text:style-name="P41"/>
      <text:p text:style-name="P96">La velocidad<text:span text:style-name="T14">: </text:span><text:span text:style-name="T18">Hoy en día se mide en gigahercios (GHz) que es un múltiplo del hercio y hace referencia a la frecuencia en la que un cristal de cuarzo emite una señal de reloj que regula un circuito integrado síncrono. </text:span><text:span text:style-name="T19">Dos tipos:</text:span></text:p>
      <text:list xml:id="list13361381" text:style-name="L8">
        <text:list-item>
          <text:p text:style-name="P150">Velocidad interna: a la que funciona el procesador.</text:p>
        </text:list-item>
        <text:list-item>
          <text:p text:style-name="P150">Velocidad FSB: <text:span text:style-name="T57">V</text:span>elocidad de comunicación entre procesador y placa base.</text:p>
          <text:p text:style-name="P151">La CPU pose un multiplicador que indica diferencia de velocidad de placa base y este</text:p>
        </text:list-item>
      </text:list>
      <text:p text:style-name="P43"/>
      <text:p text:style-name="P123"><text:span text:style-name="T49">L</text:span><text:span text:style-name="T48">a memoria caché</text:span><text:span text:style-name="T41">: Memoria rápida de pequeño tamaño usada por la CPU, guarda datos usados con mayor frecuencia. Poseen hasta 3 niveles de caché. Ejemplo</text:span></text:p>
      <text:list xml:id="list87521442" text:style-name="L9">
        <text:list-item>
          <text:p text:style-name="P153">Intel core 2 quad 9600</text:p>
          <text:list>
            <text:list-item>
              <text:p text:style-name="P153">L1 64KB + 64KB → 64 para direcciones y 64 para datos</text:p>
            </text:list-item>
            <text:list-item>
              <text:p text:style-name="P153">L2 2x4MB → 4 MB por núcleo</text:p>
            </text:list-item>
            <text:list-item>
              <text:p text:style-name="P153">Total caché: 8,128MB</text:p>
            </text:list-item>
          </text:list>
        </text:list-item>
      </text:list>
      <text:p text:style-name="P43"/>
      <text:p text:style-name="P124"><text:span text:style-name="T49">E</text:span><text:span text:style-name="T48">ncapsulado</text:span><text:span text:style-name="T41">: Oblea de silicio adherida a una </text:span><text:span text:style-name="T42">placa de circuito impreso </text:span><text:span text:style-name="T41">PCB </text:span><text:span text:style-name="T42">(Printed Circuit Board) con el resto de componentes que forman el procesador. Tipos:</text:span></text:p>
      <text:list xml:id="list4179882079" text:style-name="L10">
        <text:list-item>
          <text:p text:style-name="P154">DIP (Dual In-line Package): Chip con dos hileras de patas,</text:p>
        </text:list-item>
        <text:list-item>
          <text:p text:style-name="P155">PLCC (Plastic Leaded Chip Carrier): Como DIP pero con patillas en todos lados</text:p>
        </text:list-item>
        <text:list-item>
          <text:p text:style-name="P155">PGA (Pin Grid Array): Con patillas en su interior, 486 el primero.</text:p>
        </text:list-item>
        <text:list-item>
          <text:p text:style-name="P156">BGA ( Ball Grid Array): Remplaza patillas por contactos, usado en zócalo LGA utilizado por primera vez en el Pentium 4.</text:p>
        </text:list-item>
        <text:list-item>
          <text:p text:style-name="P155">SEC (Single Edge Connect): Intenta mejorar ventilación sin mucho éxito, solo usado por pentium II</text:p>
        </text:list-item>
      </text:list>
      <text:p text:style-name="P43"/>
      <text:p text:style-name="P97">Alimentación y refrigeración<text:span text:style-name="T14">: </text:span><text:span text:style-name="T20">Los microprocesadores se la alimentan de la placa base.</text:span></text:p>
      <text:list xml:id="list2086544501" text:style-name="L11">
        <text:list-item>
          <text:p text:style-name="P157">Voltaje externo (E/S): Comunica procesador con la placa base. 3’3V</text:p>
        </text:list-item>
        <text:list-item>
          <text:p text:style-name="P157">Voltaje interno: De 1’8 a 2’4V para una Tª de trabajo interna menor.</text:p>
        </text:list-item>
        <text:list-item>
          <text:p text:style-name="P157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157">Pasta térmica: En contacto entre el disipador y la CPU ayuda en la transferencia del calor.</text:p>
            </text:list-item>
            <text:list-item>
              <text:p text:style-name="P157">Disipador: Extrae el calor de la CPU.</text:p>
            </text:list-item>
            <text:list-item>
              <text:p text:style-name="P157">Ventilador: Enfría el disipador mediante aire.</text:p>
            </text:list-item>
          </text:list>
        </text:list-item>
      </text:list>
      <text:p text:style-name="P47"/>
      <text:p text:style-name="P98">Instrucciones especiales<text:span text:style-name="T14">: Instrucciones de matemática matricial incorporadas al procesador para mejorar el rendimiento de aplicaciones multimedia y 3D… MMX, 3DNow, MMX-2, SSE3, SSE4.</text:span></text:p>
      <text:p text:style-name="P43"/>
      <text:p text:style-name="P20">2.- La memoria RAM</text:p>
      <text:p text:style-name="P48"/>
      <text:p text:style-name="P51">Encargada de almacenar datos y que sean accesibles para la CPU. Tipos:</text:p>
      <text:list xml:id="list1534366996" text:style-name="L12">
        <text:list-item>
          <text:p text:style-name="P158">Memoria principal (RAM): De lectura o escritura, rápida y volátil. En GB o MB</text:p>
        </text:list-item>
        <text:list-item>
          <text:p text:style-name="P158">Memoria caché: Más rápida que ram.</text:p>
        </text:list-item>
        <text:list-item>
          <text:p text:style-name="P158">Memoria CMOS: Almacena configuración de equipo.</text:p>
        </text:list-item>
        <text:list-item>
          <text:p text:style-name="P158">Memoria solo de lectura (ROM): Actualizable. Suele almacenar BIOS</text:p>
        </text:list-item>
        <text:list-item>
          <text:p text:style-name="P158">Memoria de video: Empleada por tarjetas gráficas.</text:p>
        </text:list-item>
      </text:list>
      <text:p text:style-name="P51"/>
      <text:p text:style-name="P99">Parámetros de la memoria</text:p>
      <text:list xml:id="list3104999237" text:style-name="L13">
        <text:list-item>
          <text:p text:style-name="P159">Velocidad: En MHz, realiza tantas operaciones por segundo como MHz tiene.</text:p>
        </text:list-item>
        <text:list-item>
          <text:p text:style-name="P159">Tasa de transferencia: En MB/s o GB/s, Cantidad de memoria que transfiere.</text:p>
        </text:list-item>
        <text:list-item>
          <text:p text:style-name="P159">Dual channel: <text:span text:style-name="T58">Duplica el ancho de banda empleando dos DIMM iguales.</text:span></text:p>
        </text:list-item>
        <text:list-item>
          <text:p text:style-name="P160">Tiempo de acceso (ns): Lo que tarda la CPU en acceder a la RAM.</text:p>
        </text:list-item>
        <text:list-item>
          <text:p text:style-name="P160">Latencia: Retardo al acceder a componentes de la RAM.</text:p>
        </text:list-item>
        <text:list-item>
          <text:p text:style-name="P160">Latencia CAS: Tiempo entre petición de lectura <text:span text:style-name="T75">y </text:span>salida por los pines de esta.</text:p>
        </text:list-item>
        <text:list-item>
          <text:p text:style-name="P160">ECC (Error Checking and Correction): Detecta y corrige errores en info de RAM</text:p>
        </text:list-item>
      </text:list>
      <text:p text:style-name="P49"/>
      <text:p text:style-name="P99">Tipos de RAM</text:p>
      <text:p text:style-name="P50">Al ejecutar un programa se copian las instrucciones desde la memoria secundaria a la principal (RAM), después estas pasan a la CPU. Dos tipos:</text:p>
      <text:list xml:id="list1645556969" text:style-name="L14">
        <text:list-item>
          <text:p text:style-name="P161">SRAM (Static Random Access Memory): Memoria estática (Mantiene información con corriente). Más rápida que la DRAM. Usada como caché.</text:p>
        </text:list-item>
        <text:list-item>
          <text:p text:style-name="P161">DRAM (Dynamic Random Access Memory): Memoria dinámica (su contenido se reescribe continuamente). Memoria principal.</text:p>
        </text:list-item>
        <text:list-item>
          <text:p text:style-name="P162">SDRAM (Synchronous DRAM)</text:p>
          <text:list>
            <text:list-item>
              <text:p text:style-name="P162">Se sincroniza con reloj del sistema para leer/escribir (modo ráfaga)</text:p>
            </text:list-item>
            <text:list-item>
              <text:p text:style-name="P162">Velocidades de 100MHz hasta 133MHz</text:p>
            </text:list-item>
            <text:list-item>
              <text:p text:style-name="P162"><text:soft-page-break/>Ancho de bus de datos 64bits</text:p>
            </text:list-item>
            <text:list-item>
              <text:p text:style-name="P162">En módulos DIMM de 168 pines en 2 ranuras</text:p>
            </text:list-item>
          </text:list>
        </text:list-item>
        <text:list-item>
          <text:p text:style-name="P163">DDR SDRAM</text:p>
          <text:list>
            <text:list-item>
              <text:p text:style-name="P163">De doble velocidad de datos</text:p>
            </text:list-item>
            <text:list-item>
              <text:p text:style-name="P163">Transfiere datos por dos canales distintos a la vez en un ciclo de reloj</text:p>
            </text:list-item>
            <text:list-item>
              <text:p text:style-name="P163">Velocidades desde 200 hasta 266MHz</text:p>
            </text:list-item>
            <text:list-item>
              <text:p text:style-name="P225"><text:span text:style-name="T24">En módulos DIMM de 1</text:span><text:span text:style-name="T23">84</text:span><text:span text:style-name="T24"> pines en </text:span><text:span text:style-name="T23">1</text:span><text:span text:style-name="T24"> ranura</text:span><text:span text:style-name="T23">.</text:span></text:p>
            </text:list-item>
          </text:list>
        </text:list-item>
        <text:list-item>
          <text:p text:style-name="P163">DDR2 SDRAM</text:p>
          <text:list>
            <text:list-item>
              <text:p text:style-name="P163">Mas velocidad y menos voltaje</text:p>
            </text:list-item>
            <text:list-item>
              <text:p text:style-name="P163">Latencias mas altas que DDR</text:p>
            </text:list-item>
            <text:list-item>
              <text:p text:style-name="P163">Velocidades desde 400 hasta 1024 Mb/s</text:p>
            </text:list-item>
            <text:list-item>
              <text:p text:style-name="P163">Capacidad de 2GB por modulo.</text:p>
            </text:list-item>
            <text:list-item>
              <text:p text:style-name="P225"><text:span text:style-name="T23">En <text:s/></text:span><text:span text:style-name="T24">módulos DIMM de </text:span><text:span text:style-name="T23">240</text:span><text:span text:style-name="T24"> pines en </text:span><text:span text:style-name="T23">1</text:span><text:span text:style-name="T24"> ranura.</text:span></text:p>
            </text:list-item>
          </text:list>
        </text:list-item>
        <text:list-item>
          <text:p text:style-name="P163">DDR3 SDRAM</text:p>
          <text:list>
            <text:list-item>
              <text:p text:style-name="P163">Mayor tasa de transferencia de datos y menor consumo.</text:p>
            </text:list-item>
            <text:list-item>
              <text:p text:style-name="P163">Latencias mas altas que DDR2</text:p>
            </text:list-item>
            <text:list-item>
              <text:p text:style-name="P163">Capacidad de 8GB por modulo.</text:p>
            </text:list-item>
            <text:list-item>
              <text:p text:style-name="P225"><text:span text:style-name="T23">En <text:s/></text:span><text:span text:style-name="T24">módulos DIMM de </text:span><text:span text:style-name="T23">240</text:span><text:span text:style-name="T24"> pines en </text:span><text:span text:style-name="T23">1</text:span><text:span text:style-name="T24"> ranura.</text:span></text:p>
            </text:list-item>
          </text:list>
        </text:list-item>
        <text:list-item>
          <text:p text:style-name="P226"><text:span text:style-name="T23">DDR</text:span><text:span text:style-name="T25">4</text:span><text:span text:style-name="T23"> SDRAM</text:span></text:p>
          <text:list>
            <text:list-item>
              <text:p text:style-name="P164">Mayor tasa de transferencia de datos y menor consumo.</text:p>
            </text:list-item>
            <text:list-item>
              <text:p text:style-name="P226"><text:span text:style-name="T23">Latencias mas altas que DDR</text:span><text:span text:style-name="T26">3</text:span></text:p>
            </text:list-item>
            <text:list-item>
              <text:p text:style-name="P227"><text:span text:style-name="T23">Velocidades desde </text:span><text:span text:style-name="T26">2133</text:span><text:span text:style-name="T23"> hasta </text:span><text:span text:style-name="T26">4400</text:span><text:span text:style-name="T23"> Mb/s</text:span></text:p>
            </text:list-item>
            <text:list-item>
              <text:p text:style-name="P226"><text:span text:style-name="T26">Se enfoca en el doble canal</text:span><text:span text:style-name="T23">.</text:span></text:p>
            </text:list-item>
            <text:list-item>
              <text:p text:style-name="P226"><text:span text:style-name="T23">En <text:s/></text:span><text:span text:style-name="T24">módulos DIMM de </text:span><text:span text:style-name="T23">2</text:span><text:span text:style-name="T26">88</text:span><text:span text:style-name="T24"> pines en </text:span><text:span text:style-name="T23">1</text:span><text:span text:style-name="T24"> ranura.</text:span></text:p>
            </text:list-item>
          </text:list>
          <text:p text:style-name="P228"><text:span text:style-name="T24">V</text:span><text:span text:style-name="T23">RAM (Video Ramdom Access Memory): Ram usada para la tarjeta gráfica.</text:span></text:p>
        </text:list-item>
        <text:list-item>
          <text:p text:style-name="P152">GDDR-SDRAM (Graphics Double Data Rate SDRAM): Tiempos optimizados de acceso y altas frecuencias de reloj.</text:p>
        </text:list-item>
        <text:list-item>
          <text:p text:style-name="P152">Ram extendida: Usada en gráficas integradas en el procesador. Emplea memoria RAM de la memoria principal.</text:p>
        </text:list-item>
      </text:list>
      <text:p text:style-name="P44"/>
      <text:p text:style-name="P100">Módulos de memoria</text:p>
      <text:p text:style-name="P100"/>
      <text:list xml:id="list54231563" text:style-name="L15">
        <text:list-item>
          <text:p text:style-name="P165">SIP (Single In-line Package): Encapsulamiento en una hilera.</text:p>
        </text:list-item>
        <text:list-item>
          <text:p text:style-name="P165">DIP (Dual In-line Package): Encapsulamiento en dos hileras</text:p>
        </text:list-item>
        <text:list-item>
          <text:p text:style-name="P165">SIPP (Single In-line Pin Package): Circuito impreso con chips de memoria con 30 pines. Tiene 4 bits por módulo.</text:p>
        </text:list-item>
        <text:list-item>
          <text:p text:style-name="P165">SIMM (Single In-line Memory Module): Placa de circuito impreso con chips de memoria que se inserta en un zócalo SIMM. 16 bits por módulo.</text:p>
        </text:list-item>
        <text:list-item>
          <text:p text:style-name="P165">DIMM (Dual In-line Memory Module): <text:span text:style-name="T59">Similar SIMM, memoria en linea doble, dos filas de contactos.</text:span></text:p>
        </text:list-item>
        <text:list-item>
          <text:p text:style-name="P166">DIMM DDR: Sustitutos DIMM, más contactos, DDR2, DDR3 son incompatibles </text:p>
        </text:list-item>
        <text:list-item>
          <text:p text:style-name="P166">RIMM: Con disipador de calor,más rápidos, más caros y con más pines.</text:p>
        </text:list-item>
        <text:list-item>
          <text:p text:style-name="P166">FB-DIMM: Para servidores.</text:p>
        </text:list-item>
        <text:list-item>
          <text:p text:style-name="P166">GDDR: Usado en tarjetas gráficas, muy rápidas, controladas por GPU.</text:p>
        </text:list-item>
        <text:list-item>
          <text:p text:style-name="P166">SO-DIMM: Empleadas en portátiles.</text:p>
        </text:list-item>
        <text:list-item>
          <text:p text:style-name="P167">Módulos Buffered y Unbuffered</text:p>
          <text:list>
            <text:list-item>
              <text:p text:style-name="P167">Buffered: Más fiables, con registros incorporados, ECC</text:p>
            </text:list-item>
            <text:list-item>
              <text:p text:style-name="P167">Unbuffered: Conectan con Northbridge directamente, menos seguros.</text:p>
            </text:list-item>
          </text:list>
        </text:list-item>
      </text:list>
      <text:p text:style-name="P246">Parte III – Conectores internos y externos de la placa base.</text:p>
      <text:p text:style-name="P45"/>
      <text:p text:style-name="P21">1.- Conectores internos</text:p>
      <text:p text:style-name="P52">Incluyen conectores para dispositivos internos como disquetera, discos duros… Tipos:</text:p>
      <text:list xml:id="list4155896582" text:style-name="L16">
        <text:list-item>
          <text:p text:style-name="P168">Puerto IDE (Integrated Drive Electronics): Formado por 40 pines, para dispositivos de almacenamiento masivo de datos.</text:p>
        </text:list-item>
        <text:list-item>
          <text:p text:style-name="P242"><text:span text:style-name="T35">Puerto FDD </text:span><text:span text:style-name="T36">(Floppy Disk Drive): Formado por 34 pines, para disqueteras.</text:span></text:p>
        </text:list-item>
        <text:list-item>
          <text:p text:style-name="P169">Puerto SATA (Serial ATA): Para dispositivos de almacenamiento masivo, más moderno <text:s/>que IDE, no requier<text:span text:style-name="T76">e</text:span> configuración maestro/esclavo.</text:p>
        </text:list-item>
        <text:list-item>
          <text:p text:style-name="P169">Conectores para puerto USB: para conectar los USB de la caja a la placa.</text:p>
        </text:list-item>
        <text:list-item>
          <text:p text:style-name="P169">Conectores panel frontal: Conectar cables correspondientes de caja a placa.</text:p>
          <text:list>
            <text:list-item>
              <text:p text:style-name="P169">Botón encendido y reset.</text:p>
            </text:list-item>
            <text:list-item>
              <text:p text:style-name="P169">Luces de alimentación y actividad disco duro.</text:p>
            </text:list-item>
            <text:list-item>
              <text:p text:style-name="P169">Altavoz (speaker) de la caja.</text:p>
            </text:list-item>
          </text:list>
        </text:list-item>
        <text:list-item>
          <text:p text:style-name="P243"><text:span text:style-name="T35">Conector CD-IN: </text:span><text:span text:style-name="T37">Conecta cable de audio a CD o DVD y usa como reproductor.</text:span></text:p>
        </text:list-item>
        <text:list-item>
          <text:p text:style-name="P244"><text:span text:style-name="T35">Con</text:span><text:span text:style-name="T38">e</text:span><text:span text:style-name="T35">ctor ventiladores: </text:span><text:span text:style-name="T39">Alimentan a los ventiladores y permiten controlarlos.</text:span></text:p>
        </text:list-item>
        <text:list-item>
          <text:p text:style-name="P170">Conectores SPDIF: Para entrada / salida de sonido digital.</text:p>
        </text:list-item>
        <text:list-item>
          <text:p text:style-name="P170">Conectores de energía: Conectan fuente de alimentación a placa base.</text:p>
          <text:list>
            <text:list-item>
              <text:p text:style-name="P170">ATX de 12V y 4 pines</text:p>
            </text:list-item>
            <text:list-item>
              <text:p text:style-name="P170">ATX de 20 o 24 pines</text:p>
              <text:p text:style-name="P171"/>
            </text:list-item>
          </text:list>
        </text:list-item>
      </text:list>
      <text:p text:style-name="P22">2.- Conectores externos</text:p>
      <text:p text:style-name="P45"/>
      <text:p text:style-name="P53">Para conectar periféricos al ordenador. Tipos:</text:p>
      <text:p text:style-name="P53"/>
      <text:list xml:id="list3296304708" text:style-name="L17">
        <text:list-item>
          <text:p text:style-name="P172">Puertos mini-Din: De 6 pines en circulo, diferente color para teclado y ratón.</text:p>
        </text:list-item>
        <text:list-item>
          <text:p text:style-name="P172">Puerto serie: De 9 o 25 pins, envían datos bit a bit en serie asíncrona, lentos.</text:p>
        </text:list-item>
        <text:list-item>
          <text:p text:style-name="P172">Puerto paralelo: Envían 8 bits simultáneos, para impresoras y escáneres.</text:p>
        </text:list-item>
        <text:list-item>
          <text:p text:style-name="P172">Puerto FireWire: <text:span text:style-name="T60">Bus de alta velocidad Plug &amp; Play, intercambiable en caliente.</text:span></text:p>
          <text:list>
            <text:list-item>
              <text:p text:style-name="P173">Soporta 63 dispositivos</text:p>
            </text:list-item>
            <text:list-item>
              <text:p text:style-name="P173">Velocidades desde 50MB/s (ver.400) hasta 400MB/s (ver.s3200)</text:p>
            </text:list-item>
          </text:list>
        </text:list-item>
        <text:list-item>
          <text:p text:style-name="P173">Puertos USB (Bus Serie Universal):</text:p>
          <text:list>
            <text:list-item>
              <text:p text:style-name="P173">Soporta periféricos de alta y baja velocidad</text:p>
            </text:list-item>
            <text:list-item>
              <text:p text:style-name="P173">Es un puerto serie más rápido</text:p>
            </text:list-item>
            <text:list-item>
              <text:p text:style-name="P173">Plug and Play</text:p>
            </text:list-item>
            <text:list-item>
              <text:p text:style-name="P173">Soporta amplia variedad de dispositivos </text:p>
            </text:list-item>
            <text:list-item>
              <text:p text:style-name="P173">Velocidades desde 1,5 Mb/s (ver. 1.0) hasta 2,5GB/s (ver. 3.2)</text:p>
            </text:list-item>
            <text:list-item>
              <text:p text:style-name="P173">Permite conectar hasta 127 dispositivos simultáneos.</text:p>
            </text:list-item>
            <text:list-item>
              <text:p text:style-name="P174">Incluye transmisión de energía eléctrica.</text:p>
            </text:list-item>
          </text:list>
        </text:list-item>
        <text:list-item>
          <text:p text:style-name="P174">Conector de red: Para conectar a una red de Ethernet</text:p>
        </text:list-item>
        <text:list-item>
          <text:p text:style-name="P174">Conector de audio: Usa mini-jack de 3,5<text:span text:style-name="T3">mm</text:span><text:span text:style-name="T61"> codificado con colores.</text:span></text:p>
        </text:list-item>
        <text:list-item>
          <text:p text:style-name="P175">Puerto DVI (digital Visual Interface): <text:span text:style-name="T70">Para máxima calidad en pantallas digitales</text:span></text:p>
          <text:list>
            <text:list-item>
              <text:p text:style-name="P176">Proporciona señal digital y analógica</text:p>
              <text:list>
                <text:list-item>
                  <text:p text:style-name="P176">DVI-D: Solo digital</text:p>
                </text:list-item>
                <text:list-item>
                  <text:p text:style-name="P176">DVI-A: Solo analógica</text:p>
                </text:list-item>
                <text:list-item>
                  <text:p text:style-name="P176">DVI-I: digital y analógica</text:p>
                </text:list-item>
              </text:list>
            </text:list-item>
          </text:list>
        </text:list-item>
        <text:list-item>
          <text:p text:style-name="P176">VGA (Video Graphics Array): Conector analógico de 15 pins DB-15, en desuso</text:p>
        </text:list-item>
        <text:list-item>
          <text:p text:style-name="P176">Puerto MIDI: Conector analógico de 15 pins DB-15, para joystics, en desuso.</text:p>
        </text:list-item>
        <text:list-item>
          <text:p text:style-name="P176">HDMI (High Definition Multimedia Interface)</text:p>
          <text:list>
            <text:list-item>
              <text:p text:style-name="P176">Interfaz de video y audio cifrado sin compresión. Tipos</text:p>
              <text:list>
                <text:list-item>
                  <text:p text:style-name="P176">A: 19 pines</text:p>
                </text:list-item>
                <text:list-item>
                  <text:p text:style-name="P176">B: 29 pines, mayor resolución.</text:p>
                </text:list-item>
                <text:list-item>
                  <text:p text:style-name="P177">C y D: versiones mini con 19 pines.</text:p>
                </text:list-item>
              </text:list>
            </text:list-item>
          </text:list>
        </text:list-item>
        <text:list-item>
          <text:p text:style-name="P178">Puerto eSATA (externo): Conecta dispositivos SATA externos mejor que USB.</text:p>
        </text:list-item>
        <text:list-item>
          <text:p text:style-name="P178">DisplayPort: Interfaz digital estándar de dispositivos rival de HDMI, 20 pins</text:p>
        </text:list-item>
        <text:list-item>
          <text:p text:style-name="P178">Thunderbolt: Conector de alta velocidad con tecnología óptica.</text:p>
          <text:list>
            <text:list-item>
              <text:p text:style-name="P178">Ancho de banda hasta 20Gb/s</text:p>
            </text:list-item>
            <text:list-item>
              <text:p text:style-name="P178">Transmite hasta 100W de potencia eléctrica.</text:p>
            </text:list-item>
            <text:list-item>
              <text:p text:style-name="P178">Compatible con USB-C 3.1</text:p>
            </text:list-item>
          </text:list>
        </text:list-item>
      </text:list>
      <text:p text:style-name="P45"/>
      <text:p text:style-name="P45"/>
      <text:p text:style-name="P12">Parte IV – Almacenamiento secundario masivo</text:p>
      <text:p text:style-name="P46"/>
      <text:p text:style-name="P54">Se denomina memoria secundaria, ofrece gran capacidad de almacenamiento no volátil, de acceso más lento que la memoria principal.</text:p>
      <text:p text:style-name="P54"/>
      <text:p text:style-name="P81">1.- Estructura física del disco duro</text:p>
      <text:p text:style-name="P54">Caja herméticamente cerrada que contiene los platos que guardan información y las cabezas para leer y escribir en ellos. Contiene dos motores, uno gira el disco y otro mueve las cabezas , <text:span text:style-name="T77">además posee</text:span> un conjunto de componentes electrónicos.</text:p>
      <text:p text:style-name="P54"/>
      <text:p text:style-name="P101">Funcionamiento<text:span text:style-name="T14">: Consta de una pila de discos llamados platos y almacenan la información magnéticamente. Cada plato tiene dos caras.</text:span></text:p>
      <text:p text:style-name="P55">Los platos giran a una velocidad contrastante. Cada cara del plato tiene un cabezal y se desplazan linealmente del exterior al interior del disco con un brazo mecánico.</text:p>
      <text:p text:style-name="P55">Para leer/escribir:</text:p>
      <text:list xml:id="list2333593861" text:style-name="L18">
        <text:list-item>
          <text:p text:style-name="P179">Desplazar cabezales hasta sitio inicio datos.</text:p>
        </text:list-item>
        <text:list-item>
          <text:p text:style-name="P179">Esperar a que dato llegue al cabezal y leer/escribir.</text:p>
          <text:p text:style-name="P248"><text:span text:style-name="T41">Esta operación requiere de coordinación entre CPU, controladora de </text:span><text:span text:style-name="T43">discos, </text:span><text:span text:style-name="T44">la</text:span><text:span text:style-name="T41"> BIOS, </text:span><text:span text:style-name="T44">el</text:span><text:span text:style-name="T41"> SO, </text:span><text:span text:style-name="T44">la </text:span><text:span text:style-name="T41">RAM <text:s/></text:span><text:span text:style-name="T43">y el mismo </text:span><text:span text:style-name="T41">disco.</text:span></text:p>
        </text:list-item>
      </text:list>
      <text:p text:style-name="P102">Cabezas, cilindros y sectores<text:span text:style-name="T14">: </text:span></text:p>
      <text:list xml:id="list2634520855" text:style-name="L19">
        <text:list-item>
          <text:p text:style-name="P180">Cabeza: Para L/E, una por cada cara del plato, se divide en anillos (pistas)</text:p>
        </text:list-item>
        <text:list-item>
          <text:p text:style-name="P180">Cilindro: Formado por todas las pistas de una posición de los cabezales.</text:p>
        </text:list-item>
        <text:list-item>
          <text:p text:style-name="P180">Sector: Tramos iguales en los que se divide una pista. En bloque de 512 bytes.</text:p>
        </text:list-item>
        <text:list-item>
          <text:p text:style-name="P180">Clúster: Grupo de sectores. Unidad mínima que puede L/E un SO.</text:p>
          <text:p text:style-name="P181"/>
          <text:p text:style-name="P229">2.- Geometría de un disco duro</text:p>
        </text:list-item>
      </text:list>
      <text:p text:style-name="P82"/>
      <text:p text:style-name="P56">La capacidad de un disco duro se puede calcular con el numero de cabezas, cilindros, pistas y sectores. Ejemplo:</text:p>
      <text:list xml:id="list127368253" text:style-name="L20">
        <text:list-item>
          <text:p text:style-name="P182">Capacidad = Nº cilindros · Nº sectores pista · Nº Cabezas · Nº bytes/sector</text:p>
          <text:p text:style-name="P183"/>
        </text:list-item>
      </text:list>
      <text:p text:style-name="P56">Existen limitaciones a la geometría cilindro, cabeza y sector (CHS) impuestas por el hardware. <text:span text:style-name="T72">El sistema de traducción de Dirección de bloque lógico (LBA) permite trabajar con discos duro de capacidad superior a 528MB. Este identifica los sectores mediante números consecutivos, en vez de por cilindro, cabeza, sector.</text:span></text:p>
      <text:p text:style-name="P56"/>
      <text:p text:style-name="P103">Estructura lógica<text:span text:style-name="T14">:</text:span></text:p>
      <text:list xml:id="list3777891534" text:style-name="L21">
        <text:list-item>
          <text:p text:style-name="P184">Sector de arranque (MBR): Primer sector del disco duro, amacena tabla de particiones (info sobre inicio y fin de cada partición) y el programa <text:span text:style-name="T29">master boot</text:span> encargado de leer tabla de particiones y ceder el control al sector de arranque de la partición activa.</text:p>
        </text:list-item>
        <text:list-item>
          <text:p text:style-name="P184">Espacio particionado: Espacio del disco duro asignado a alguna partición.</text:p>
        </text:list-item>
        <text:list-item>
          <text:p text:style-name="P184">Partición: división lógica de un disco duro tratada como otro disco distinto.</text:p>
        </text:list-item>
        <text:list-item>
          <text:p text:style-name="P184">Las particiones de definen por cilindros, <text:span text:style-name="T73">estos comienzan en la primera pista de un cilindro y termina en la última de otro. Cada partición tiene un nombre.</text:span></text:p>
        </text:list-item>
        <text:list-item>
          <text:p text:style-name="P185">Espacio sin particionar: <text:span text:style-name="T78">Q</text:span>ue no tiene asignado ninguna partición.</text:p>
        </text:list-item>
      </text:list>
      <text:p text:style-name="P57"/>
      <text:p text:style-name="P83">3.- Características de un disco duro</text:p>
      <text:p text:style-name="P83"/>
      <text:p text:style-name="P104">Capacidad de almacenamiento<text:span text:style-name="T14">: Los fabricantes suelen redondearlo con 1000 cuando realmente hay que redondearlo con 1024.</text:span></text:p>
      <text:p text:style-name="P58"/>
      <text:p text:style-name="P104">Modo de transferencia<text:span text:style-name="T14">: Dos tipos…</text:span></text:p>
      <text:list xml:id="list1594444448" text:style-name="L22">
        <text:list-item>
          <text:p text:style-name="P186">PIO (entrada/salida programada): Tiene varias versiones con diferentes velocidades, desde modo 1 (5.2<text:span text:style-name="T3">MB/s</text:span><text:span text:style-name="T61">) hasta modo 4 (16.6</text:span><text:span text:style-name="T3">MB/S</text:span><text:span text:style-name="T61">)</text:span></text:p>
        </text:list-item>
        <text:list-item>
          <text:p text:style-name="P187">DMA <text:span text:style-name="T74">(Direct Memory access)</text:span>: Con varias versiones que se nombran por su velocidad, desde DMA-16 con 16.6<text:span text:style-name="T3">MB/S</text:span><text:span text:style-name="T61"> hasta DMA-166 con 166</text:span><text:span text:style-name="T3">MB/s</text:span><text:span text:style-name="T61"> </text:span></text:p>
          <text:list>
            <text:list-item>
              <text:p text:style-name="P249">Permite a ciertos componentes del PC acceder la memoria independientemente de la CPU.</text:p>
            </text:list-item>
            <text:list-item>
              <text:p text:style-name="P249">Permite a ciertos componentes del PC de diferentes velocidades comunicarse con la CPU si suponer una carga masiva.</text:p>
              <text:p text:style-name="P231"><text:span text:style-name="T61">Tiempo de acceso</text:span><text:span text:style-name="T62">: Tiempo usado por las cabezas de L/E para colocarse en el sector.</text:span></text:p>
            </text:list-item>
          </text:list>
        </text:list-item>
      </text:list>
      <text:p text:style-name="P105"><text:span text:style-name="T61">Tiempo de búsqueda</text:span><text:span text:style-name="T62">: Tiempo que necesita las cabezas para llegar de una pista a otra.</text:span></text:p>
      <text:p text:style-name="P128">Velocidad de rotación<text:span text:style-name="T14">: En rpm, 5400rpm en portátiles y 7200 en sobremesa. Discos con interfaz SCSI pueden alcanzar hasta las 15.000rpm.</text:span></text:p>
      <text:p text:style-name="P129">Latencia<text:span text:style-name="T14">: Tiempo en el que da una vuelta el disco una vez las cabezas están en el cilindro adecuado. Latencia = rpm/60</text:span></text:p>
      <text:p text:style-name="P128">Caché de disco<text:span text:style-name="T14">: Almacena lecturas para cuando la controladora solicita datos del disco y no sea necesario esperar a que los cabezales cambien de posición.</text:span></text:p>
      <text:p text:style-name="P128">Interfaz<text:span text:style-name="T14">: Mecanismo de conexión entre el disco duro y el equipo.</text:span></text:p>
      <text:list xml:id="list725952016" text:style-name="L23">
        <text:list-item>
          <text:p text:style-name="P250">Sobremesa, y portátiles: IDE o SATA</text:p>
        </text:list-item>
        <text:list-item>
          <text:p text:style-name="P250">Servidores: SATA e iSCSI</text:p>
        </text:list-item>
        <text:list-item>
          <text:p text:style-name="P250">Externos: USB, FireWire o eSATA</text:p>
          <text:p text:style-name="P256"><text:span text:style-name="T65">Otros</text:span><text:span text:style-name="T66">: Tamaño, ruido, Tª funcionamiento, tolerancia golpes y vibraciones, precio.</text:span></text:p>
        </text:list-item>
      </text:list>
      <text:p text:style-name="P130"/>
      <text:p text:style-name="P84">4.- Dispositivos ATA / IDE</text:p>
      <text:p text:style-name="P60">Los más empleados hasta el 2003 fueron reemplazados por los SATA</text:p>
      <text:list xml:id="list1105191375" text:style-name="L24">
        <text:list-item>
          <text:p text:style-name="P188">Se conectan a la placa mediante un cable con 3 conectores de 40 pines.</text:p>
        </text:list-item>
        <text:list-item>
          <text:p text:style-name="P188">Las placas tienen 2 conectores IDE como máximo.</text:p>
        </text:list-item>
        <text:list-item>
          <text:p text:style-name="P188">Estos discos se deben identificar como maestro o esclavo usando un jumper</text:p>
          <text:list>
            <text:list-item>
              <text:p text:style-name="P188">No puede haber dos maestro o dos esclavos en el mismo cable</text:p>
            </text:list-item>
            <text:list-item>
              <text:p text:style-name="P189">Una pegatina en el disco indica posición de los jumpers.</text:p>
            </text:list-item>
          </text:list>
        </text:list-item>
        <text:list-item>
          <text:p text:style-name="P257"><text:span text:style-name="T41">Usan un conector </text:span><text:span text:style-name="T52">Molex</text:span><text:span text:style-name="T41"> para obtener alimentación.</text:span></text:p>
          <text:p text:style-name="P190"/>
        </text:list-item>
      </text:list>
      <text:p text:style-name="P85">5.- Dispositivos SATA</text:p>
      <text:p text:style-name="P86"><text:span text:style-name="T23">Conexión en serie punto a punto entre dos dispositivos. Con velocidades de transferencia desde 150</text:span><text:span text:style-name="T6">MB/s</text:span><text:span text:style-name="T68"> (SATA1) hasta 600</text:span><text:span text:style-name="T6">MB/s</text:span><text:span text:style-name="T68"> (SATA3)</text:span></text:p>
      <text:list xml:id="list856710075" text:style-name="L25">
        <text:list-item>
          <text:p text:style-name="P230"><text:span text:style-name="T67">SATA Express incluye un bus PCI Express (1,97</text:span><text:span text:style-name="T5">GB/s</text:span><text:span text:style-name="T67">)</text:span></text:p>
        </text:list-item>
        <text:list-item>
          <text:p text:style-name="P251">Los jumpers se usan para configurar velocidad soportada por placa base.</text:p>
        </text:list-item>
        <text:list-item>
          <text:p text:style-name="P251">El limite de conectores SATA lo impone la placa</text:p>
        </text:list-item>
        <text:list-item>
          <text:p text:style-name="P251">No hay discos esclavo n<text:span text:style-name="T78">i</text:span> maestro, el orden de arranque es desde la BIOS.</text:p>
          <text:p text:style-name="P252"/>
        </text:list-item>
      </text:list>
      <text:p text:style-name="P87">6.- Dispositivos SSD (Solid State Drive)</text:p>
      <text:p text:style-name="P61">Emplean mismas interfaces que HDD pero están formados por chips de memoria flash, no tienen partes móviles, consumen menos energía y son muy duraderos.</text:p>
      <text:p text:style-name="P61"/>
      <text:p text:style-name="P115"><text:span text:style-name="T23">Características</text:span><text:span text:style-name="T16">: Basados en dos tipos de memoria..</text:span></text:p>
      <text:list xml:id="list2677799344" text:style-name="L26">
        <text:list-item>
          <text:p text:style-name="P191">Memoria DRAM: Necesitan pila interna ya que esta memoria e<text:span text:style-name="T78">s</text:span> volátil</text:p>
          <text:list>
            <text:list-item>
              <text:p text:style-name="P191">Más rápidos que los basados en memoria flash</text:p>
            </text:list-item>
          </text:list>
        </text:list-item>
        <text:list-item>
          <text:p text:style-name="P233"><text:span text:style-name="T16">Memoria flash NAND: Memorias no volátiles, </text:span><text:span text:style-name="T17">mas lentos que DRAM.</text:span></text:p>
        </text:list-item>
      </text:list>
      <text:p text:style-name="P62">Los SSD están compuestos por…</text:p>
      <text:list xml:id="list1590797023" text:style-name="L27">
        <text:list-item>
          <text:p text:style-name="P192">Controladora: Procesador electrónico que administra y controla memoria NAND</text:p>
        </text:list-item>
        <text:list-item>
          <text:p text:style-name="P192">Caché: Pequeño dispositivo DRAM similar al caché de los discos duros.</text:p>
        </text:list-item>
        <text:list-item>
          <text:p text:style-name="P192">Condensador: Mantiene datos memoria caché</text:p>
        </text:list-item>
      </text:list>
      <text:p text:style-name="P116"><text:span text:style-name="T23">Protocolos y factores de forma</text:span><text:span text:style-name="T16">:</text:span></text:p>
      <text:list xml:id="list3470716249" text:style-name="L28">
        <text:list-item>
          <text:p text:style-name="P193">NVMe: Protocolo más moderno y optimizado para altas velocidades.</text:p>
          <text:list>
            <text:list-item>
              <text:p text:style-name="P193">Emplea conexiones PCI-Express para conectar con la placa base.</text:p>
            </text:list-item>
            <text:list-item>
              <text:p text:style-name="P193">Conexión física puede ser diferente, como tarjeta M.2 o tarjeta PCIe</text:p>
            </text:list-item>
            <text:list-item>
              <text:p text:style-name="P234"><text:span text:style-name="T16">Alcanzan velocidades de lectura de 3,5</text:span><text:span text:style-name="T7">GB/s</text:span><text:span text:style-name="T63"> </text:span></text:p>
              <text:p text:style-name="P255">7.- RAID (Redundant Array of Independent Disks)</text:p>
            </text:list-item>
          </text:list>
        </text:list-item>
      </text:list>
      <text:p text:style-name="P131">Sistema de almacenamiento que usa múltiples discos duros entre los que distribuye o replica los datos. Empleada en servidores o en tareas intensivas de almacenamiento.</text:p>
      <text:p text:style-name="P131">Tres combinaciones:</text:p>
      <text:list xml:id="list3548505037" text:style-name="L29">
        <text:list-item>
          <text:p text:style-name="P253">RAID 0 (conjunto dividido): Distribuye datos equitativamente entre 2 o + discos.</text:p>
        </text:list-item>
        <text:list-item>
          <text:p text:style-name="P253">RAID 1 (conjunto espejo): Crea una copia exacta de los datos en 2 o + discos.</text:p>
        </text:list-item>
        <text:list-item>
          <text:p text:style-name="P235"><text:span text:style-name="T63">RAID 5 </text:span><text:span text:style-name="T64">(dividido con paridad): Reparte los datos a nivel de bloques distribuyendo la información de seguridad entre todos los discos. Mínimo de 3.</text:span></text:p>
          <text:p text:style-name="P236"><text:span text:style-name="T69">R</text:span><text:span text:style-name="T67">AID anidados</text:span><text:span text:style-name="T63">: RAID dentro de otros RAID. Los más usados..</text:span></text:p>
        </text:list-item>
        <text:list-item>
          <text:p text:style-name="P254">RAID 0+1, 1+0, 3+0, 1+0+0</text:p>
          <text:p text:style-name="P236"><text:span text:style-name="T67">Array de discos</text:span><text:span text:style-name="T63">: Conjunto de discos duros agrupados para aumentar capacidad de almacenamiento y reducir fallos.</text:span></text:p>
        </text:list-item>
      </text:list>
      <text:p text:style-name="P132">Los servidores de almacenamiento masivo suelen emplear redes de almacenamiento concebidas para conectar servidores y arrays de discos.</text:p>
      <text:p text:style-name="P58"/>
      <text:p text:style-name="P58"/>
      <text:p text:style-name="P13">Parte V – Almacenamiento secundario masivo óptico</text:p>
      <text:p text:style-name="P59"/>
      <text:p text:style-name="P88">1.- Discos duros externos</text:p>
      <text:p text:style-name="P63">De gran variedad, pueden incluir funciones multimedia.</text:p>
      <text:list xml:id="list2856964227" text:style-name="L30">
        <text:list-item>
          <text:p text:style-name="P194">Los mas usados se conectan por USB, FireWire o eSATA y según el tamaño pueden necesitar conexión eléctrica.</text:p>
        </text:list-item>
        <text:list-item>
          <text:p text:style-name="P194">Los tamaños más comunes son de 3´5, 2´5 y 1´8 pulgadas.</text:p>
        </text:list-item>
        <text:list-item>
          <text:p text:style-name="P194">Se pueden usar carcasas para tener un disco duro externo ya sean instaladas en la caja o fuera de esta.</text:p>
        </text:list-item>
      </text:list>
      <text:p text:style-name="P63"/>
      <text:p text:style-name="P89">2.- CD-ROM</text:p>
      <text:p text:style-name="P64">Remplazó al disquete y cosiste en un disco de policarbonato de 12 cm de diámetro.</text:p>
      <text:p text:style-name="P117">Fabricación</text:p>
      <text:list xml:id="list2609241240" text:style-name="L31">
        <text:list-item>
          <text:p text:style-name="P195">Sobre este disco se graba la información (1s y 0s) creando una serie de hoyos microscópicos empleando un láser de alta potencia.</text:p>
        </text:list-item>
        <text:list-item>
          <text:p text:style-name="P196">Esta información se graba sobre una lámina de aluminio que refleja la luz láser hacia el cabezal de lectura.</text:p>
        </text:list-item>
        <text:list-item>
          <text:p text:style-name="P258"><text:span text:style-name="T46">D</text:span><text:span text:style-name="T45">ependiendo de si hay un hoyo (</text:span><text:span text:style-name="T53">pit</text:span><text:span text:style-name="T45">) </text:span><text:span text:style-name="T46">no reflejará la luz y por tanto </text:span><text:span text:style-name="T45">será un 0 y si hay un llano (</text:span><text:span text:style-name="T53">land</text:span><text:span text:style-name="T45">) </text:span><text:span text:style-name="T46">reflejará la luz y </text:span><text:span text:style-name="T45">será un 1.</text:span></text:p>
        </text:list-item>
        <text:list-item>
          <text:p text:style-name="P197">El CD dispone de una única pista en espiral del centro al borde exterior (6km)</text:p>
        </text:list-item>
      </text:list>
      <text:p text:style-name="P65"/>
      <text:p text:style-name="P125"><text:span text:style-name="T50">F</text:span><text:span text:style-name="T48">ormatos:</text:span><text:span text:style-name="T41"> CD-R, CD+R, CD-RW, CD+RW</text:span></text:p>
      <text:p text:style-name="P66"/>
      <text:p text:style-name="P106">Unidades de CD-ROM:</text:p>
      <text:p text:style-name="P66">Solo admiten accesos de lectura, no es posible borrar. Formado por:</text:p>
      <text:list xml:id="list2134651544" text:style-name="L32">
        <text:list-item>
          <text:p text:style-name="P198">Cabeza de lectura: Consta de una fuente de luz láser y un fotodetector</text:p>
          <text:list>
            <text:list-item>
              <text:p text:style-name="P198">Si el láser pasa por una superficie plana,es reflejado hacia el sensor óptico y el reproductor interpreta esto como un 1</text:p>
            </text:list-item>
            <text:list-item>
              <text:p text:style-name="P198">Cuando el láser pasa por un hoyo el haz de luz es rebotado fuera del sensor óptico y el reproductor reconoce esto como un 0</text:p>
            </text:list-item>
          </text:list>
        </text:list-item>
        <text:list-item>
          <text:p text:style-name="P198">Accionador de cabeza: Se desplaza el cabezal por la superficie de este.</text:p>
        </text:list-item>
        <text:list-item>
          <text:p text:style-name="P199">Motor de rotación: Hace girar el disco <text:s/>la velocidad dependerá de…</text:p>
          <text:list>
            <text:list-item>
              <text:p text:style-name="P199">CLV (Constant Linear Velocity): Gira más rápido en la zona interna del disco que en la exterior consiguiendo una tasa de lectura constante. Empleada en lectores hasta 12x</text:p>
            </text:list-item>
            <text:list-item>
              <text:p text:style-name="P199">CAV (Constant Angular Velocity): Gira a la misma velocidad en cualquier zona del disco. Empleada en lectores 16x o más.</text:p>
            </text:list-item>
          </text:list>
        </text:list-item>
        <text:list-item>
          <text:p text:style-name="P259"><text:span text:style-name="T48">Mecanismo de carga: </text:span><text:span text:style-name="T51">Bandeja de plástico extraíble encargada de introducir el CD en la unidad.</text:span></text:p>
          <text:p text:style-name="P200"/>
        </text:list-item>
      </text:list>
      <text:p text:style-name="P126"><text:span text:style-name="T48">Velocidad de transferencia</text:span><text:span text:style-name="T41">:</text:span></text:p>
      <text:p text:style-name="P67">Expresa la tasa de transferencia de datos con un número seguido de una X</text:p>
      <text:list xml:id="list1894267436" text:style-name="L33">
        <text:list-item>
          <text:p text:style-name="P201">La X representa la velocidad de transferencia de los CD de audio estándar que es 150 KB/s y es usada como multiplicador.</text:p>
        </text:list-item>
        <text:list-item>
          <text:p text:style-name="P201">Se añade la palabra MAX para indicar que es la máxima tasa de transferencia que alcanza la unidad.</text:p>
          <text:p text:style-name="P232">Interfaz:</text:p>
        </text:list-item>
      </text:list>
      <text:p text:style-name="P67">Emplea la misma interfaz de conexión que SATA o IDE</text:p>
      <text:p text:style-name="P67"/>
      <text:p text:style-name="P90">3.- DVD</text:p>
      <text:p text:style-name="P127"><text:span text:style-name="T41">Formato y soporte de almacenamiento visual </text:span><text:span text:style-name="T47">y para todo tipo de datos, destaca por su velocidad y capacidad de almacenamiento de igual tamaño que CD debido a…</text:span></text:p>
      <text:list xml:id="list2237369228" text:style-name="L34">
        <text:list-item>
          <text:p text:style-name="P202">Longitud de hoyos menores que el CD</text:p>
        </text:list-item>
        <text:list-item>
          <text:p text:style-name="P202">Espirales en pista menores que en CD</text:p>
        </text:list-item>
        <text:list-item>
          <text:p text:style-name="P203">Posee dos capas de datos, <text:span text:style-name="T79">la primera de 4,7Gb y la segunda capa de 3,8GB</text:span></text:p>
        </text:list-item>
        <text:list-item>
          <text:p text:style-name="P202">Emplean un método más eficaz de detec<text:span text:style-name="T79">c</text:span>ión y corrección de errores.</text:p>
        </text:list-item>
      </text:list>
      <text:p text:style-name="P68">Un DVD posee dos caras, pero solo se puede leer una cara a la vez.</text:p>
      <text:p text:style-name="P68">Un DVD 1x transfiere datos a 1385KB/s que equivale a un 9x en CD-ROM</text:p>
      <text:p text:style-name="P68">Un DVD tiene dos caras,pude ir desde 4,7GB (una cara, una capa) hasta 17GB (dos caras, dos capas)</text:p>
      <text:p text:style-name="P107">Unidades de DVD:<text:span text:style-name="T14"> Similares a las unidades de CD-ROM, La interfaz de conexión es similar a las empleas por SATA o IDE.</text:span></text:p>
      <text:p text:style-name="P107"/>
      <text:p text:style-name="P91">4.- BLU-RAY</text:p>
      <text:p text:style-name="P74">Formato de video óptico para video de alta definición, 3D y Ultra HD, además de datos</text:p>
      <text:list xml:id="list547935148" text:style-name="L35">
        <text:list-item>
          <text:p text:style-name="P204">Capacidad desde 25G hasta 128GB</text:p>
        </text:list-item>
        <text:list-item>
          <text:p text:style-name="P204">Usa un láser de luz azul-violeta de 405 nm.</text:p>
        </text:list-item>
        <text:list-item>
          <text:p text:style-name="P204">Compatibles con CD y DVD</text:p>
          <text:list>
            <text:list-item>
              <text:p text:style-name="P204">BD-ROM: Solo lectura.</text:p>
            </text:list-item>
            <text:list-item>
              <text:p text:style-name="P204">BD-R: Grabable</text:p>
            </text:list-item>
            <text:list-item>
              <text:p text:style-name="P204">BD-RE: Regrabable</text:p>
            </text:list-item>
          </text:list>
        </text:list-item>
      </text:list>
      <text:p text:style-name="P92"/>
      <text:p text:style-name="P92">5.- Tarjetas de memoria</text:p>
      <text:p text:style-name="P74">Memorias flash de tipo EEPROM no volátil. De gran capacidad y pequeño tamaño.</text:p>
      <text:p text:style-name="P110">Compact Flash (CS):</text:p>
      <text:list xml:id="list2035510346" text:style-name="L36">
        <text:list-item>
          <text:p text:style-name="P205">Almacenamiento hasta 512GB</text:p>
        </text:list-item>
        <text:list-item>
          <text:p text:style-name="P205">Dos tipos: CF1 y CF2 (más gruesa)</text:p>
        </text:list-item>
      </text:list>
      <text:p text:style-name="P76"/>
      <text:p text:style-name="P110">Memory Stick (MS):</text:p>
      <text:list xml:id="list577446515" text:style-name="L37">
        <text:list-header>
          <text:p text:style-name="P206">Usado por Sony en sus distintos dispositivos. Capacidades según modelos.</text:p>
        </text:list-header>
        <text:list-item>
          <text:p text:style-name="P206">Memory Stick original hasta 128MB</text:p>
        </text:list-item>
        <text:list-item>
          <text:p text:style-name="P206">Memory Stick PRO Series entre 4 y 32 GB</text:p>
        </text:list-item>
        <text:list-item>
          <text:p text:style-name="P206">Memory Stick XC Series de 2 TB</text:p>
        </text:list-item>
      </text:list>
      <text:p text:style-name="P76"/>
      <text:p text:style-name="P111">Secure digital (SD)<text:span text:style-name="T14">:</text:span></text:p>
      <text:p text:style-name="P78">De peso y tamaño reducido, con pestaña de seguridad.</text:p>
      <text:list xml:id="list2783278953" text:style-name="L38">
        <text:list-item>
          <text:p text:style-name="P207">SDIO (SD Input/Output) añaden funcionalidades como módem, wifi, Bluetooth...</text:p>
        </text:list-item>
        <text:list-item>
          <text:p text:style-name="P207">SD estándar hasta 4 GB de almacenamiento.</text:p>
        </text:list-item>
        <text:list-item>
          <text:p text:style-name="P207">SDHC (SD High Capacity) iguales a SD pero entre 2 y 32 GB</text:p>
          <text:list>
            <text:list-item>
              <text:p text:style-name="P207">La velocidad de transmisión mínima depende la clase; clase 2 = 2MB/s </text:p>
            </text:list-item>
          </text:list>
        </text:list-item>
        <text:list-item>
          <text:p text:style-name="P207">SDXC (SD Extended Capacity) Mayor tasa de transferencia, usa exFAT</text:p>
        </text:list-item>
      </text:list>
      <text:p text:style-name="P78"/>
      <text:p text:style-name="P74"/>
      <text:p text:style-name="P14">Parte VI – Tarjetas de expansión, gráficas, de red y multimedia</text:p>
      <text:p text:style-name="P75"/>
      <text:p text:style-name="P75"/>
      <text:p text:style-name="P93">1.- Tarjetas gráficas</text:p>
      <text:p text:style-name="P69">Convierte datos digitales en un formato gráfico que puede ser visualizado por pantalla.</text:p>
      <text:list xml:id="list2247214737" text:style-name="L39">
        <text:list-item>
          <text:p text:style-name="P208">Pueden venir incorporadas en la placa base, pero se emplean tarjetas graficas para potenciar y mejorar la salida de datos hacia el monitor.</text:p>
        </text:list-item>
        <text:list-item>
          <text:p text:style-name="P209">Actualmente están diseñadas para la ranura PCI Express x 16 pero también existen tarjetas gráficas externas usadas en equipos portátiles.</text:p>
        </text:list-item>
      </text:list>
      <text:p text:style-name="P71"/>
      <text:p text:style-name="P108">GPU<text:span text:style-name="T14">: Procesador dedicado al procesamiento de gráficos para disminuir la carga de trabajo de la CPU.</text:span></text:p>
      <text:list xml:id="list2826720021" text:style-name="L40">
        <text:list-item>
          <text:p text:style-name="P210">Optimizado para el cálculo flotante que predomina en las funciones 3D</text:p>
        </text:list-item>
        <text:list-item>
          <text:p text:style-name="P210">Implementa operaciones gráficas para el procesamiento gráfico.</text:p>
        </text:list-item>
        <text:list-item>
          <text:p text:style-name="P210"><text:soft-page-break/>La frecuencia del reloj del núcleo gráfico en similar a la del procesador.</text:p>
        </text:list-item>
        <text:list-item>
          <text:p text:style-name="P210">Principales fabricantes: Nvidia, ATI, Asus, MSI, GigaByte</text:p>
        </text:list-item>
      </text:list>
      <text:p text:style-name="P70"/>
      <text:p text:style-name="P108">Memoria de video<text:span text:style-name="T14">:</text:span></text:p>
      <text:p text:style-name="P70">Empleada para la tarjeta grafica, si es integrada usa RAM y si es dedicada VRAM</text:p>
      <text:list xml:id="list860658831" text:style-name="L41">
        <text:list-item>
          <text:p text:style-name="P211">Entre 128MB y 1TB</text:p>
        </text:list-item>
        <text:list-item>
          <text:p text:style-name="P211">Basada en tecnología DDR (GDDR6)</text:p>
        </text:list-item>
        <text:list-item>
          <text:p text:style-name="P212">Frecuencia des de 625MHz hasta 1000MHz</text:p>
          <text:p text:style-name="P213"/>
          <text:p text:style-name="P213">La resolución es el numero de píxeles que es capaz de presentar la tarjeta de video.</text:p>
        </text:list-item>
      </text:list>
      <text:list xml:id="list565573032" text:style-name="L42">
        <text:list-item>
          <text:p text:style-name="P214">Nº resolución: <text:span text:style-name="T30">Anchura</text:span> <text:span text:style-name="T80">x</text:span> <text:span text:style-name="T80">Altura</text:span><text:span text:style-name="T29"> </text:span>(800x600 por ejemplo)</text:p>
        </text:list-item>
        <text:list-item>
          <text:p text:style-name="P215">Parámetros:</text:p>
          <text:list>
            <text:list-item>
              <text:p text:style-name="P215">Altura: Nº de píxeles desde la parte inferior a la superior.</text:p>
            </text:list-item>
            <text:list-item>
              <text:p text:style-name="P215">Anchura: Nº de píxeles por linea de izquierda a derecha.</text:p>
            </text:list-item>
            <text:list-item>
              <text:p text:style-name="P215">Profundidad de color: Nº de bits o cantidad de colores para cada píxel.</text:p>
            </text:list-item>
          </text:list>
        </text:list-item>
        <text:list-item>
          <text:p text:style-name="P215">Cantidad de memoria: Corresponde con el ancho por el alto por la profundidad de color entre 8 para expresar en MB. A mayor cantidad de memoria de video mayor cantidad de texturas al mostrar gráficos 3<text:span text:style-name="T81">D</text:span></text:p>
        </text:list-item>
      </text:list>
      <text:p text:style-name="P77"/>
      <text:p text:style-name="P109">RAMDAC<text:span text:style-name="T14">:</text:span></text:p>
      <text:p text:style-name="P72">Empleado en la transformación de señales digitales a señales analógicas para enviarlo a un monitor por cable.</text:p>
      <text:list xml:id="list2270009582" text:style-name="L43">
        <text:list-item>
          <text:p text:style-name="P216">Velocidad de refresco: Nº de veces que se dibuja la pantalla por segundo.</text:p>
        </text:list-item>
        <text:list-item>
          <text:p text:style-name="P216">Recomendado trabajar a 60 Hz como mínimo.</text:p>
        </text:list-item>
        <text:list-item>
          <text:p text:style-name="P216">Obsoleto y parte de su funcionamiento lo hace la placa base.</text:p>
        </text:list-item>
      </text:list>
      <text:p text:style-name="P72"/>
      <text:p text:style-name="P109">Salidas de la tarjeta gráfica<text:span text:style-name="T14">:</text:span></text:p>
      <text:list xml:id="list4141827510" text:style-name="L44">
        <text:list-item>
          <text:p text:style-name="P217">SVGA, DVI, S-Video, HDMI, Display Port.</text:p>
        </text:list-item>
      </text:list>
      <text:p text:style-name="P72"/>
      <text:p text:style-name="P109">Dispositivos refrigerantes<text:span text:style-name="T14">:</text:span></text:p>
      <text:list xml:id="list1164057883" text:style-name="L45">
        <text:list-item>
          <text:p text:style-name="P218">Disipador (dispositivo pasivo): Hecho de material conductor del calor, sin partes móviles, voluminosos.</text:p>
        </text:list-item>
        <text:list-item>
          <text:p text:style-name="P218">Ventilador (Dispositivo activo): Produce aire y aleja el calor enfriando la GPU, menos eficiente que el disipador</text:p>
        </text:list-item>
      </text:list>
      <text:p text:style-name="P73">Ambos son compatibles entre si y se emplean juntos.</text:p>
      <text:p text:style-name="P73"/>
      <text:p text:style-name="P94">2.- Tarjetas de red</text:p>
      <text:p text:style-name="P79">Usadas para conectar ordenadores entre si, pueden ser LAN o WiFi</text:p>
      <text:p text:style-name="P79"/>
      <text:p text:style-name="P112">Dirección MAC (Media Control Address)</text:p>
      <text:p text:style-name="P79">Código identificador de 48 bits (6 bytes) que pertenece exclusivamente a un dispositivo</text:p>
      <text:list xml:id="list501266592" text:style-name="L46">
        <text:list-item>
          <text:p text:style-name="P219">Se codifican 12 número en hexadecimal de 2 en 2: <text:span text:style-name="T82">00-16-E6-5E-7B-74</text:span></text:p>
        </text:list-item>
      </text:list>
      <text:list xml:id="list312148145" text:style-name="L47">
        <text:list-item>
          <text:p text:style-name="P220">Los primeros 24 bits los configura el fabricante del dispositivo</text:p>
        </text:list-item>
        <text:list-item>
          <text:p text:style-name="P220">Los últimos 24 bits los configura el IEEE</text:p>
        </text:list-item>
        <text:list-item>
          <text:p text:style-name="P220">Únicas a nivel mundial y escritas al momento de la fabricación en binario.</text:p>
          <text:p text:style-name="P221"/>
        </text:list-item>
      </text:list>
      <text:p text:style-name="P113">Velocidad<text:span text:style-name="T14">: En función a la tecnología trabaja a diferentes velocidades-</text:span></text:p>
      <text:list xml:id="list1988045971" text:style-name="L48">
        <text:list-item>
          <text:p text:style-name="P222">Ethernet: 10Mb/s</text:p>
        </text:list-item>
        <text:list-item>
          <text:p text:style-name="P222">Fast Ethernet: 100Mb/s</text:p>
        </text:list-item>
        <text:list-item>
          <text:p text:style-name="P222">Gigabit Ethernet: 1000Mb/s</text:p>
        </text:list-item>
      </text:list>
      <text:p text:style-name="P80"/>
      <text:p text:style-name="P114">Tarjetas para la red WiFi<text:span text:style-name="T14">:</text:span></text:p>
      <text:p text:style-name="P80">Wi-Fi es una marca comercial que certifica estándares 802.11</text:p>
      <text:list xml:id="list164307351" text:style-name="L49">
        <text:list-item>
          <text:p text:style-name="P223">Estándares IEEE 802.11b y IEEE802.11g</text:p>
          <text:list>
            <text:list-item>
              <text:p text:style-name="P223">Ancho de banda de 2.4GHz, con velocidades 11Mb/s y 54Mb/s</text:p>
            </text:list-item>
          </text:list>
        </text:list-item>
        <text:list-item>
          <text:p text:style-name="P223">IEEE 802,.11a o WiFi 5 : Opera en la banda de 5GHz</text:p>
        </text:list-item>
        <text:list-item>
          <text:p text:style-name="P224">Nueva revisión 802.11n</text:p>
          <text:list>
            <text:list-item>
              <text:p text:style-name="P224">Alcanza los 600Mb/s</text:p>
            </text:list-item>
            <text:list-item>
              <text:p text:style-name="P224">Mayor alcance debido a MIMO, permite varios canales y múltiple antenas.</text:p>
              <text:list>
                <text:list-item>
                  <text:p text:style-name="P224">Puede trabajar en 2.4GHz y en 5GHz</text:p>
                </text:list-item>
              </text:list>
            </text:list-item>
            <text:list-item>
              <text:p text:style-name="P245">Compatible con versiones anteriores de WiFi</text:p>
            </text:list-item>
            <text:list-item>
              <text:p text:style-name="P245">Puede alcanzar entre 250-450Mb/s</text:p>
            </text:list-item>
          </text:list>
        </text:list-item>
      </text:list>
      <text:p text:style-name="P121"/>
      <text:p text:style-name="P122">Tarjetas de sonido<text:span text:style-name="T14">:</text:span></text:p>
      <text:p text:style-name="P119">Permite la reproducción, grabación y digitalización del sonido empleando un software específico. Suelen estar integradas en la placa base. Permiten...</text:p>
      <text:list xml:id="list968644751" text:style-name="L50">
        <text:list-item>
          <text:p text:style-name="P239">Grabación de sonido a través de un micrófono</text:p>
        </text:list-item>
        <text:list-item>
          <text:p text:style-name="P239">Reproducción de sonido mediante altavoces</text:p>
        </text:list-item>
        <text:list-item>
          <text:p text:style-name="P239">Síntesis: Reproducción de sonidos a partir de datos.</text:p>
          <text:list>
            <text:list-item>
              <text:p text:style-name="P239">Síntesis FM: Imita sonidos de instrumentos manipulando la onda sonora.</text:p>
            </text:list-item>
            <text:list-item>
              <text:p text:style-name="P239">Síntesis por tabla de onda: Colección de notas de instrumentos digitalizada</text:p>
            </text:list-item>
            <text:list-item>
              <text:p text:style-name="P239">Síntesis de modelado Físico: Simula instrumentos musicales mediante el cálculos numérico de ondas de sonido.</text:p>
            </text:list-item>
          </text:list>
        </text:list-item>
        <text:list-item>
          <text:p text:style-name="P240">Conectores:Mini-jack a nivel de usuario, S/PDIF a nivel profesional</text:p>
          <text:list>
            <text:list-item>
              <text:p text:style-name="P240">Rosa para micrófono</text:p>
            </text:list-item>
            <text:list-item>
              <text:p text:style-name="P240">Azul claro para Line-in</text:p>
            </text:list-item>
            <text:list-item>
              <text:p text:style-name="P240">Verde para salida principal</text:p>
            </text:list-item>
            <text:list-item>
              <text:p text:style-name="P240">Negro para altavoces traseros</text:p>
            </text:list-item>
            <text:list-item>
              <text:p text:style-name="P240">Plateado para altavoces laterales</text:p>
            </text:list-item>
            <text:list-item>
              <text:p text:style-name="P240">Naranja para salida digital SPDIF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14</text:page-number></text:span><text:span text:style-name="MT1"><text:s/>de </text:span><text:span text:style-name="MT2"><text:page-count>15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95</meta:editing-cycles>
    <meta:creation-date>2023-11-22T16:18:00</meta:creation-date>
    <dc:date>2024-01-15T09:53:52.761584423</dc:date>
    <meta:editing-duration>PT11H36M47S</meta:editing-duration>
    <meta:generator>LibreOffice/7.3.7.2$Linux_X86_64 LibreOffice_project/30$Build-2</meta:generator>
    <meta:document-statistic meta:table-count="0" meta:image-count="0" meta:object-count="0" meta:page-count="15" meta:paragraph-count="452" meta:word-count="5236" meta:character-count="30654" meta:non-whitespace-character-count="26163"/>
    <meta:user-defined meta:name="AppVersion">12.0000</meta:user-defined>
    <meta:template xlink:type="simple" xlink:actuate="onRequest" xlink:title="Normal.dotm" xlink:href=""/>
  </office:meta>
</office:document-meta>
</file>